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E0000005E2B41608C20CE5C8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iriam Fixed" svg:font-family="'Miriam Fixed'" style:font-family-generic="modern" style:font-pitch="fixed"/>
    <style:font-face style:name="GothicE" svg:font-family="Goth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6833in" fo:margin-left="0in" table:align="left" style:writing-mode="lr-tb"/>
    </style:style>
    <style:style style:name="Table1.A" style:family="table-column">
      <style:table-column-properties style:column-width="1.1833in"/>
    </style:style>
    <style:style style:name="Table1.B" style:family="table-column">
      <style:table-column-properties style:column-width="4.6917in"/>
    </style:style>
    <style:style style:name="Table1.C" style:family="table-column">
      <style:table-column-properties style:column-width="1.8083in"/>
    </style:style>
    <style:style style:name="Table1.1" style:family="table-row">
      <style:table-row-properties style:min-row-height="0.3139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C5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15" style:family="table-row">
      <style:table-row-properties style:min-row-height="0.4333in"/>
    </style:style>
    <style:style style:name="P1" style:family="paragraph" style:parent-style-name="Text_20_body">
      <style:paragraph-properties fo:margin-left="0in" fo:margin-right="0in" fo:text-align="center" style:justify-single-word="false" fo:widows="1" fo:text-indent="0in" style:auto-text-indent="false" style:writing-mode="lr-tb"/>
      <style:text-properties fo:font-variant="normal" fo:text-transform="none" fo:color="#cc0000" style:font-name="GothicE" fo:font-size="14pt" fo:letter-spacing="normal" fo:font-style="normal" style:text-underline-style="solid" style:text-underline-width="auto" style:text-underline-color="font-color" fo:font-weight="bold" officeooo:rsid="001ee16b" officeooo:paragraph-rsid="001ee16b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style:text-underline-style="solid" style:text-underline-width="auto" style:text-underline-color="font-color" fo:font-weight="bold" officeooo:rsid="006b319f" officeooo:paragraph-rsid="006dbc10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style:text-underline-style="solid" style:text-underline-width="auto" style:text-underline-color="font-color" fo:font-weight="bold" officeooo:rsid="006b319f" officeooo:paragraph-rsid="006b319f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left="0in" fo:margin-right="0in" fo:line-height="100%" fo:text-align="center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style:text-underline-style="solid" style:text-underline-width="auto" style:text-underline-color="font-color" fo:font-weight="bold" officeooo:rsid="006b319f" officeooo:paragraph-rsid="006cd7a7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fo:font-weight="bold" officeooo:rsid="003cff83" officeooo:paragraph-rsid="006dbc10" style:font-size-asian="10pt" style:font-size-complex="10pt"/>
    </style:style>
    <style:style style:name="P6" style:family="paragraph" style:parent-style-name="Text_20_body">
      <style:paragraph-properties fo:margin-left="0in" fo:margin-right="0in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fo:font-weight="bold" officeooo:rsid="006b319f" officeooo:paragraph-rsid="006dbc10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in" fo:margin-right="0in" fo:line-height="100%" fo:text-align="center" style:justify-single-word="false" fo:widows="1" fo:text-indent="0in" style:auto-text-indent="false" style:writing-mode="lr-tb"/>
      <style:text-properties fo:font-variant="normal" fo:text-transform="none" fo:color="#000000" style:font-name="GothicE" fo:font-size="11pt" fo:letter-spacing="normal" fo:font-style="normal" fo:font-weight="bold" officeooo:rsid="003cff83" officeooo:paragraph-rsid="006cd7a7" style:font-size-asian="11pt" style:font-weight-asian="bold" style:font-size-complex="11pt" style:font-weight-complex="bold"/>
    </style:style>
    <style:style style:name="P8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3f0a59" officeooo:paragraph-rsid="007fd3ec" style:font-size-asian="9pt" style:font-size-complex="9pt"/>
    </style:style>
    <style:style style:name="P9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4c7f57" officeooo:paragraph-rsid="007fd3ec" style:font-size-asian="9pt" style:font-size-complex="9pt"/>
    </style:style>
    <style:style style:name="P10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60b089" officeooo:paragraph-rsid="007fd3ec" style:font-size-asian="9pt" style:font-size-complex="9pt"/>
    </style:style>
    <style:style style:name="P11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45705d" officeooo:paragraph-rsid="007fd3ec" style:font-size-asian="9pt" style:font-size-complex="9pt"/>
    </style:style>
    <style:style style:name="P12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paragraph-rsid="007eeec9" style:font-size-asian="9pt" style:font-size-complex="9pt"/>
    </style:style>
    <style:style style:name="P13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paragraph-rsid="007fd3ec" style:font-size-asian="9pt" style:font-size-complex="9pt"/>
    </style:style>
    <style:style style:name="P14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paragraph-rsid="006f7fbd" style:font-size-asian="9pt" style:font-size-complex="9pt"/>
    </style:style>
    <style:style style:name="P15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officeooo:paragraph-rsid="0084eee1"/>
    </style:style>
    <style:style style:name="P1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rsid="0029835d" officeooo:paragraph-rsid="0069342d" style:font-size-asian="11pt" style:font-size-complex="11pt"/>
    </style:style>
    <style:style style:name="P17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rsid="0032ca7c" officeooo:paragraph-rsid="0032ca7c" style:font-size-asian="11pt" style:font-size-complex="11pt"/>
    </style:style>
    <style:style style:name="P18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rsid="003543d9" officeooo:paragraph-rsid="007fd3ec" style:font-size-asian="11pt" style:font-weight-asian="normal" style:font-size-complex="11pt" style:font-weight-complex="normal"/>
    </style:style>
    <style:style style:name="P19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bold" officeooo:rsid="0072d461" officeooo:paragraph-rsid="0072d461" style:font-size-asian="11pt" style:font-weight-asian="bold" style:font-size-complex="11pt" style:font-weight-complex="bold"/>
    </style:style>
    <style:style style:name="P2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9900" style:font-name="Miriam Fixed" fo:font-size="16pt" fo:letter-spacing="normal" fo:font-style="normal" fo:font-weight="normal" officeooo:paragraph-rsid="007fd3ec" style:font-size-asian="16pt" style:font-size-complex="16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9900" style:font-name="Miriam Fixed" fo:font-size="11pt" fo:letter-spacing="normal" fo:font-style="normal" fo:font-weight="normal" officeooo:rsid="00277534" officeooo:paragraph-rsid="00277534" style:font-size-asian="11pt" style:font-weight-asian="normal" style:font-size-complex="11pt" style:font-weight-complex="normal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ff9900" style:font-name="Miriam Fixed" fo:font-size="16pt" fo:letter-spacing="normal" fo:font-style="normal" fo:font-weight="bold" officeooo:rsid="0027e406" officeooo:paragraph-rsid="0027e406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ff9900" style:font-name="Miriam Fixed" fo:font-size="11pt" fo:letter-spacing="normal" fo:font-style="normal" fo:font-weight="normal" officeooo:rsid="00313979" officeooo:paragraph-rsid="00313979" style:font-size-asian="11pt" style:font-size-complex="11pt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ff9900" style:font-name="Miriam Fixed" fo:font-size="11pt" fo:letter-spacing="normal" fo:font-style="normal" fo:font-weight="normal" officeooo:rsid="002e129e" officeooo:paragraph-rsid="00277534" style:font-size-asian="11pt" style:font-size-complex="11pt"/>
    </style:style>
    <style:style style:name="P25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990099" style:font-name="Miriam Fixed" fo:font-size="11pt" fo:letter-spacing="normal" fo:font-style="normal" fo:font-weight="normal" officeooo:rsid="0031fd17" officeooo:paragraph-rsid="0031fd17" style:font-size-asian="11pt" style:font-size-complex="11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cc0000" style:font-name="Miriam Fixed" fo:font-size="16pt" fo:letter-spacing="normal" fo:font-style="normal" fo:font-weight="bold" officeooo:paragraph-rsid="00277534" style:font-size-asian="16pt" style:font-weight-asian="bold" style:font-size-complex="16pt" style:font-weight-complex="bold"/>
    </style:style>
    <style:style style:name="P27" style:family="paragraph" style:parent-style-name="Text_20_body">
      <style:paragraph-properties fo:margin-left="0in" fo:margin-right="0in" fo:margin-top="0in" fo:margin-bottom="0in" loext:contextual-spacing="false" fo:line-height="100%" fo:widows="1" fo:text-indent="0in" style:auto-text-indent="false" style:writing-mode="lr-tb"/>
      <style:text-properties fo:font-variant="normal" fo:text-transform="none" fo:color="#cc0000" style:font-name="Miriam Fixed" fo:font-size="11pt" fo:letter-spacing="normal" fo:font-style="normal" fo:font-weight="normal" officeooo:rsid="0031fd17" officeooo:paragraph-rsid="0031fd17" style:font-size-asian="11pt" style:font-size-complex="11pt"/>
    </style:style>
    <style:style style:name="P28" style:family="paragraph" style:parent-style-name="Text_20_body">
      <style:paragraph-properties fo:margin-left="0in" fo:margin-right="0in" fo:margin-top="0in" fo:margin-bottom="0in" loext:contextual-spacing="false" fo:line-height="100%" fo:widows="1" fo:text-indent="0in" style:auto-text-indent="false" style:writing-mode="lr-tb"/>
      <style:text-properties fo:font-variant="normal" fo:text-transform="none" fo:color="#cc0000" style:font-name="Miriam Fixed" fo:font-size="11pt" fo:letter-spacing="normal" fo:font-style="normal" fo:font-weight="normal" officeooo:rsid="0032ca7c" officeooo:paragraph-rsid="0032ca7c" style:font-size-asian="11pt" style:font-size-complex="11pt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4586" style:font-name="Miriam Fixed" fo:font-size="16pt" fo:letter-spacing="normal" fo:font-style="normal" fo:font-weight="normal" officeooo:paragraph-rsid="0027e406" style:font-size-asian="16pt" style:font-size-complex="16pt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4586" style:font-name="Miriam Fixed" fo:font-size="11pt" fo:letter-spacing="normal" fo:font-style="normal" fo:font-weight="normal" officeooo:rsid="0029835d" officeooo:paragraph-rsid="0029835d" style:font-size-asian="11pt" style:font-size-complex="11pt"/>
    </style:style>
    <style:style style:name="P31" style:family="paragraph" style:parent-style-name="Text_20_body">
      <style:paragraph-properties fo:margin-left="0in" fo:margin-right="0in" fo:margin-top="0in" fo:margin-bottom="0.0181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rsid="0031fd17" officeooo:paragraph-rsid="0031fd17" style:font-size-asian="11pt" style:font-size-complex="11pt"/>
    </style:style>
    <style:style style:name="P32" style:family="paragraph" style:parent-style-name="Text_20_body">
      <style:paragraph-properties fo:margin-left="0in" fo:margin-right="0in" fo:margin-top="0.0791in" fo:margin-bottom="0.0791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rsid="0032ca7c" officeooo:paragraph-rsid="0032ca7c" style:font-size-asian="11pt" style:font-size-complex="11pt"/>
    </style:style>
    <style:style style:name="P33" style:family="paragraph" style:parent-style-name="Footer">
      <style:paragraph-properties fo:text-align="center" style:justify-single-word="false"/>
      <style:text-properties fo:font-size="6pt" officeooo:rsid="0037afd1" officeooo:paragraph-rsid="0037afd1" style:font-size-asian="6pt" style:font-size-complex="6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start" style:justify-single-word="false"/>
      <style:text-properties fo:color="#000000" style:font-name="Miriam Fixed" fo:font-size="11pt" officeooo:rsid="0031fd17" officeooo:paragraph-rsid="0031fd17" style:font-size-asian="11pt" style:font-size-complex="11pt"/>
    </style:style>
    <style:style style:name="P35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style:text-underline-style="solid" style:text-underline-width="auto" style:text-underline-color="font-color" fo:font-weight="bold" officeooo:rsid="006b319f" officeooo:paragraph-rsid="006dbc10" style:font-size-asian="10pt" style:font-weight-asian="bold" style:font-size-complex="10pt" style:font-weight-complex="bold"/>
    </style:style>
    <style:style style:name="P36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fo:font-weight="bold" officeooo:rsid="003cff83" officeooo:paragraph-rsid="009d63e0" style:font-size-asian="10pt" style:font-size-complex="10pt"/>
    </style:style>
    <style:style style:name="P37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GothicE" fo:font-size="10pt" fo:letter-spacing="normal" fo:font-style="normal" fo:font-weight="bold" officeooo:rsid="003cff83" officeooo:paragraph-rsid="00b9ed99" style:font-size-asian="10pt" style:font-size-complex="10pt"/>
    </style:style>
    <style:style style:name="P38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3cff83" officeooo:paragraph-rsid="00aa0249" style:font-size-asian="9pt" style:font-size-complex="9pt"/>
    </style:style>
    <style:style style:name="P39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4850c7" officeooo:paragraph-rsid="008a34bf" style:font-size-asian="9pt" style:font-size-complex="9pt"/>
    </style:style>
    <style:style style:name="P40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4850c7" officeooo:paragraph-rsid="00bbdf9a" style:font-size-asian="9pt" style:font-size-complex="9pt"/>
    </style:style>
    <style:style style:name="P41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79cfe8" officeooo:paragraph-rsid="0095b09b" style:font-size-asian="9pt" style:font-size-complex="9pt"/>
    </style:style>
    <style:style style:name="P42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79cfe8" officeooo:paragraph-rsid="00bbdf9a" style:font-size-asian="9pt" style:font-size-complex="9pt"/>
    </style:style>
    <style:style style:name="P43" style:family="paragraph" style:parent-style-name="Text_20_body">
      <style:paragraph-properties fo:margin-left="0in" fo:margin-right="0in" fo:line-height="100%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paragraph-rsid="008e285c" style:font-size-asian="9pt" style:font-size-complex="9pt"/>
    </style:style>
    <style:style style:name="P44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90dad2" officeooo:paragraph-rsid="0092ba93" style:font-size-asian="9pt" style:font-size-complex="9pt"/>
    </style:style>
    <style:style style:name="P45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90dad2" officeooo:paragraph-rsid="0098bde2" style:font-size-asian="9pt" style:font-size-complex="9pt"/>
    </style:style>
    <style:style style:name="P46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90dad2" officeooo:paragraph-rsid="009d63e0" style:font-size-asian="9pt" style:font-size-complex="9pt"/>
    </style:style>
    <style:style style:name="P47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fo:font-weight="normal" officeooo:rsid="0090dad2" officeooo:paragraph-rsid="00ad8d6e" style:font-size-asian="9pt" style:font-size-complex="9pt"/>
    </style:style>
    <style:style style:name="P48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style:text-underline-style="none" fo:font-weight="normal" officeooo:rsid="004850c7" officeooo:paragraph-rsid="00aa0249" style:font-size-asian="9pt" style:font-size-complex="9pt"/>
    </style:style>
    <style:style style:name="P49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style:text-underline-style="none" fo:font-weight="normal" officeooo:rsid="004850c7" officeooo:paragraph-rsid="00bbdf9a" style:font-size-asian="9pt" style:font-size-complex="9pt"/>
    </style:style>
    <style:style style:name="P50" style:family="paragraph" style:parent-style-name="Text_20_body">
      <style:paragraph-properties fo:margin-left="0in" fo:margin-right="0in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9pt" fo:letter-spacing="normal" fo:font-style="normal" style:text-underline-style="none" fo:font-weight="normal" officeooo:rsid="0079cfe8" officeooo:paragraph-rsid="00ad8d6e" style:font-size-asian="9pt" style:font-size-complex="9pt"/>
    </style:style>
    <style:style style:name="P51" style:family="paragraph" style:parent-style-name="Text_20_body">
      <style:paragraph-properties fo:margin-left="0in" fo:margin-right="0in" fo:margin-top="0.0398in" fo:margin-bottom="0.0398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990099" style:font-name="Miriam Fixed" fo:font-size="16pt" fo:letter-spacing="normal" fo:font-style="normal" fo:font-weight="bold" officeooo:rsid="00945063" officeooo:paragraph-rsid="00945063" style:font-size-asian="16pt" style:font-weight-asian="bold" style:font-size-complex="16pt" style:font-weight-complex="bold"/>
    </style:style>
    <style:style style:name="P52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990099" style:font-name="Miriam Fixed" fo:font-size="11pt" fo:letter-spacing="normal" fo:font-style="normal" fo:font-weight="normal" officeooo:rsid="0031fd17" officeooo:paragraph-rsid="005b7e78" style:font-size-asian="11pt" style:font-size-complex="11pt"/>
    </style:style>
    <style:style style:name="P53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widows="1" fo:text-indent="0in" style:auto-text-indent="false" style:writing-mode="lr-tb"/>
      <style:text-properties fo:font-variant="normal" fo:text-transform="none" fo:color="#000000" style:font-name="Miriam Fixed" fo:font-size="11pt" fo:letter-spacing="normal" fo:font-style="normal" fo:font-weight="normal" officeooo:paragraph-rsid="00bbdf9a" style:font-size-asian="11pt" style:font-size-complex="11pt"/>
    </style:style>
    <style:style style:name="P54" style:family="paragraph" style:parent-style-name="Table_20_Contents">
      <style:paragraph-properties fo:line-height="100%" fo:text-align="start" style:justify-single-word="false"/>
      <style:text-properties fo:color="#000000" style:font-name="Miriam Fixed" fo:font-size="11pt" officeooo:rsid="00313979" officeooo:paragraph-rsid="00313979" style:font-size-asian="11pt" style:font-size-complex="11pt"/>
    </style:style>
    <style:style style:name="T1" style:family="text">
      <style:text-properties officeooo:rsid="00555e3e"/>
    </style:style>
    <style:style style:name="T2" style:family="text">
      <style:text-properties style:text-position="super 58%"/>
    </style:style>
    <style:style style:name="T3" style:family="text">
      <style:text-properties officeooo:rsid="001ee16b"/>
    </style:style>
    <style:style style:name="T4" style:family="text">
      <style:text-properties officeooo:rsid="00211aa2"/>
    </style:style>
    <style:style style:name="T5" style:family="text">
      <style:text-properties style:text-position="0% 100%" officeooo:rsid="00211aa2" style:font-weight-asian="bold" style:font-weight-complex="bold"/>
    </style:style>
    <style:style style:name="T6" style:family="text">
      <style:text-properties style:text-position="0% 100%" officeooo:rsid="00226647" style:font-weight-asian="bold" style:font-weight-complex="bold"/>
    </style:style>
    <style:style style:name="T7" style:family="text">
      <style:text-properties style:text-position="0% 100%" officeooo:rsid="00578889" style:font-weight-asian="bold" style:font-weight-complex="bold"/>
    </style:style>
    <style:style style:name="T8" style:family="text">
      <style:text-properties style:text-position="0% 100%" officeooo:rsid="005b05b2" style:font-weight-asian="bold" style:font-weight-complex="bold"/>
    </style:style>
    <style:style style:name="T9" style:family="text">
      <style:text-properties style:text-position="0% 100%" officeooo:rsid="0089a5ad" style:font-weight-asian="bold" style:font-weight-complex="bold"/>
    </style:style>
    <style:style style:name="T10" style:family="text">
      <style:text-properties style:text-position="sub 58%" officeooo:rsid="00211aa2" style:font-weight-asian="bold" style:font-weight-complex="bold"/>
    </style:style>
    <style:style style:name="T11" style:family="text">
      <style:text-properties fo:font-variant="normal" fo:text-transform="none" fo:color="#000000" style:font-name="Miriam Fixed" fo:font-size="9pt" fo:letter-spacing="normal" fo:font-style="normal" fo:font-weight="bold" style:font-size-asian="9pt" style:font-weight-asian="bold" style:font-size-complex="9pt" style:font-weight-complex="bold"/>
    </style:style>
    <style:style style:name="T12" style:family="text">
      <style:text-properties fo:font-variant="normal" fo:text-transform="none" fo:color="#000000" style:font-name="Miriam Fixed" fo:font-size="9pt" fo:letter-spacing="normal" fo:font-style="normal" fo:font-weight="normal" style:font-size-asian="9pt" style:font-size-complex="9pt"/>
    </style:style>
    <style:style style:name="T13" style:family="text">
      <style:text-properties fo:font-variant="normal" fo:text-transform="none" fo:color="#000000" style:font-name="Miriam Fixed" fo:font-size="9pt" fo:letter-spacing="normal" fo:font-style="normal" fo:font-weight="normal" officeooo:rsid="001ee16b" style:font-size-asian="9pt" style:font-size-complex="9pt"/>
    </style:style>
    <style:style style:name="T14" style:family="text">
      <style:text-properties fo:font-variant="normal" fo:text-transform="none" fo:color="#000000" style:font-name="Miriam Fixed" fo:font-size="9pt" fo:letter-spacing="normal" fo:font-style="normal" fo:font-weight="normal" officeooo:rsid="00226647" style:font-size-asian="9pt" style:font-size-complex="9pt"/>
    </style:style>
    <style:style style:name="T15" style:family="text">
      <style:text-properties fo:font-variant="normal" fo:text-transform="none" fo:color="#000000" style:text-position="0% 100%" style:font-name="Miriam Fixed" fo:font-size="9pt" fo:letter-spacing="normal" fo:font-style="normal" style:text-underline-style="none" fo:font-weight="bold" officeooo:rsid="006b319f" style:font-size-asian="9pt" style:font-style-asian="normal" style:font-weight-asian="bold" style:font-size-complex="9pt" style:font-style-complex="normal" style:font-weight-complex="bold"/>
    </style:style>
    <style:style style:name="T16" style:family="text">
      <style:text-properties fo:font-variant="normal" fo:text-transform="none" fo:color="#000000" style:text-position="0% 100%" style:font-name="Miriam Fixed" fo:font-size="9pt" fo:letter-spacing="normal" fo:font-style="normal" style:text-underline-style="none" fo:font-weight="bold" officeooo:rsid="0084eee1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font-variant="normal" fo:text-transform="none" fo:color="#000000" style:text-position="0% 100%" style:font-name="Miriam Fixed" fo:font-size="9pt" fo:letter-spacing="normal" fo:font-style="normal" style:text-underline-style="none" fo:font-weight="bold" officeooo:rsid="00211aa2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font-name="GothicE" fo:font-size="8pt" fo:letter-spacing="normal" fo:font-style="italic" style:text-underline-style="none" fo:font-weight="bold" officeooo:rsid="004c7f57" style:font-size-asian="8pt" style:font-style-asian="italic" style:font-weight-asian="bold" style:font-size-complex="8pt" style:font-style-complex="italic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GothicE" fo:font-size="8pt" fo:letter-spacing="normal" fo:font-style="italic" style:text-underline-style="none" fo:font-weight="bold" officeooo:rsid="007eeec9" style:font-size-asian="8pt" style:font-style-asian="italic" style:font-weight-asian="bold" style:font-size-complex="8pt" style:font-style-complex="italic" style:font-weight-complex="bold"/>
    </style:style>
    <style:style style:name="T20" style:family="text">
      <style:text-properties fo:font-variant="normal" fo:text-transform="none" fo:letter-spacing="normal" fo:font-style="normal" fo:font-weight="normal" officeooo:rsid="0031fd17"/>
    </style:style>
    <style:style style:name="T21" style:family="text">
      <style:text-properties fo:font-variant="normal" fo:text-transform="none" fo:color="#663300" fo:letter-spacing="normal" fo:font-style="normal" fo:font-weight="normal" officeooo:rsid="0031fd17"/>
    </style:style>
    <style:style style:name="T22" style:family="text">
      <style:text-properties fo:font-variant="normal" fo:text-transform="none" fo:color="#ff9900" fo:letter-spacing="normal" fo:font-style="normal" fo:font-weight="normal" officeooo:rsid="0031fd17"/>
    </style:style>
    <style:style style:name="T23" style:family="text">
      <style:text-properties fo:font-variant="normal" fo:text-transform="none" fo:color="#111111" style:text-line-through-style="none" style:text-line-through-type="none" style:font-name="GothicE" fo:font-size="8pt" fo:letter-spacing="normal" fo:font-style="italic" style:text-underline-style="none" fo:font-weight="bold" officeooo:rsid="004c7f57" style:font-size-asian="8pt" style:font-style-asian="italic" style:font-weight-asian="bold" style:font-size-complex="8pt" style:font-style-complex="italic" style:font-weight-complex="bold"/>
    </style:style>
    <style:style style:name="T24" style:family="text">
      <style:text-properties fo:font-variant="normal" fo:text-transform="none" fo:color="#111111" style:text-line-through-style="none" style:text-line-through-type="none" style:font-name="GothicE" fo:font-size="8pt" fo:letter-spacing="normal" fo:font-style="italic" style:text-underline-style="none" fo:font-weight="bold" officeooo:rsid="007eeec9" style:font-size-asian="8pt" style:font-style-asian="italic" style:font-weight-asian="bold" style:font-size-complex="8pt" style:font-style-complex="italic" style:font-weight-complex="bold"/>
    </style:style>
    <style:style style:name="T25" style:family="text">
      <style:text-properties officeooo:rsid="0023a0b6"/>
    </style:style>
    <style:style style:name="T26" style:family="text">
      <style:text-properties officeooo:rsid="00277534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7534" style:font-weight-asian="bold" style:font-weight-complex="bold"/>
    </style:style>
    <style:style style:name="T29" style:family="text">
      <style:text-properties fo:font-weight="bold" officeooo:rsid="0027e406" style:font-weight-asian="bold" style:font-weight-complex="bold"/>
    </style:style>
    <style:style style:name="T30" style:family="text">
      <style:text-properties fo:font-weight="bold" officeooo:rsid="00211aa2" style:font-weight-asian="bold" style:font-weight-complex="bold"/>
    </style:style>
    <style:style style:name="T31" style:family="text">
      <style:text-properties fo:font-weight="bold" officeooo:rsid="0060b089" style:font-weight-asian="bold" style:font-weight-complex="bold"/>
    </style:style>
    <style:style style:name="T32" style:family="text">
      <style:text-properties fo:font-weight="bold" officeooo:rsid="006b319f" style:font-weight-asian="bold" style:font-weight-complex="bold"/>
    </style:style>
    <style:style style:name="T33" style:family="text">
      <style:text-properties fo:font-weight="bold" officeooo:rsid="006dbc10" style:font-weight-asian="bold" style:font-weight-complex="bold"/>
    </style:style>
    <style:style style:name="T34" style:family="text">
      <style:text-properties fo:font-weight="bold" officeooo:rsid="003cff83" style:font-weight-asian="bold" style:font-weight-complex="bold"/>
    </style:style>
    <style:style style:name="T35" style:family="text">
      <style:text-properties fo:font-weight="bold" officeooo:rsid="006f7fbd" style:font-weight-asian="bold" style:font-weight-complex="bold"/>
    </style:style>
    <style:style style:name="T36" style:family="text">
      <style:text-properties fo:font-weight="bold" officeooo:rsid="00757335" style:font-weight-asian="bold" style:font-weight-complex="bold"/>
    </style:style>
    <style:style style:name="T37" style:family="text">
      <style:text-properties fo:font-weight="bold" officeooo:rsid="007ac4ba" style:font-weight-asian="bold" style:font-weight-complex="bold"/>
    </style:style>
    <style:style style:name="T38" style:family="text">
      <style:text-properties fo:font-weight="bold" officeooo:rsid="004c7f57" style:font-weight-asian="bold" style:font-weight-complex="bold"/>
    </style:style>
    <style:style style:name="T39" style:family="text">
      <style:text-properties fo:font-weight="bold" officeooo:rsid="00755391" style:font-weight-asian="bold" style:font-weight-complex="bold"/>
    </style:style>
    <style:style style:name="T40" style:family="text">
      <style:text-properties fo:font-weight="bold" officeooo:rsid="0057092a" style:font-weight-asian="bold" style:font-weight-complex="bold"/>
    </style:style>
    <style:style style:name="T41" style:family="text">
      <style:text-properties fo:font-weight="bold" officeooo:rsid="00a479bb" style:font-weight-asian="bold" style:font-weight-complex="bold"/>
    </style:style>
    <style:style style:name="T42" style:family="text">
      <style:text-properties fo:font-weight="bold" officeooo:rsid="00a83eca" style:font-weight-asian="bold" style:font-weight-complex="bold"/>
    </style:style>
    <style:style style:name="T43" style:family="text">
      <style:text-properties fo:font-weight="bold" officeooo:rsid="004c7f57" style:font-style-asian="normal" style:font-weight-asian="bold" style:font-style-complex="normal" style:font-weight-complex="bold"/>
    </style:style>
    <style:style style:name="T44" style:family="text">
      <style:text-properties officeooo:rsid="0031fd17"/>
    </style:style>
    <style:style style:name="T45" style:family="text">
      <style:text-properties officeooo:rsid="0032ca7c"/>
    </style:style>
    <style:style style:name="T46" style:family="text">
      <style:text-properties officeooo:rsid="003543d9"/>
    </style:style>
    <style:style style:name="T47" style:family="text">
      <style:text-properties officeooo:rsid="0037101a"/>
    </style:style>
    <style:style style:name="T48" style:family="text">
      <style:text-properties officeooo:rsid="00211aa2" style:font-weight-asian="bold" style:font-weight-complex="bold"/>
    </style:style>
    <style:style style:name="T49" style:family="text">
      <style:text-properties officeooo:rsid="006129bf" style:font-weight-asian="bold" style:font-weight-complex="bold"/>
    </style:style>
    <style:style style:name="T50" style:family="text">
      <style:text-properties officeooo:rsid="00614480" style:font-weight-asian="bold" style:font-weight-complex="bold"/>
    </style:style>
    <style:style style:name="T51" style:family="text">
      <style:text-properties officeooo:rsid="00629b18" style:font-weight-asian="bold" style:font-weight-complex="bold"/>
    </style:style>
    <style:style style:name="T52" style:family="text">
      <style:text-properties officeooo:rsid="00644d43" style:font-weight-asian="bold" style:font-weight-complex="bold"/>
    </style:style>
    <style:style style:name="T53" style:family="text">
      <style:text-properties officeooo:rsid="0089a5ad" style:font-weight-asian="bold" style:font-weight-complex="bold"/>
    </style:style>
    <style:style style:name="T54" style:family="text">
      <style:text-properties officeooo:rsid="003d30e1"/>
    </style:style>
    <style:style style:name="T55" style:family="text">
      <style:text-properties officeooo:rsid="003dc536"/>
    </style:style>
    <style:style style:name="T56" style:family="text">
      <style:text-properties officeooo:rsid="0041eca0"/>
    </style:style>
    <style:style style:name="T57" style:family="text">
      <style:text-properties officeooo:rsid="0042f11f"/>
    </style:style>
    <style:style style:name="T58" style:family="text">
      <style:text-properties officeooo:rsid="004850c7"/>
    </style:style>
    <style:style style:name="T59" style:family="text">
      <style:text-properties officeooo:rsid="0049f915"/>
    </style:style>
    <style:style style:name="T60" style:family="text">
      <style:text-properties officeooo:rsid="004be10f"/>
    </style:style>
    <style:style style:name="T61" style:family="text">
      <style:text-properties officeooo:rsid="004c7f57"/>
    </style:style>
    <style:style style:name="T62" style:family="text">
      <style:text-properties officeooo:rsid="004e7e5b"/>
    </style:style>
    <style:style style:name="T63" style:family="text">
      <style:text-properties officeooo:rsid="0053a419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6dbc10"/>
    </style:style>
    <style:style style:name="T66" style:family="text">
      <style:text-properties style:text-underline-style="solid" style:text-underline-width="auto" style:text-underline-color="font-color" officeooo:rsid="006b319f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officeooo:rsid="006dbc10" style:font-weight-asian="bold" style:font-weight-complex="bold"/>
    </style:style>
    <style:style style:name="T68" style:family="text">
      <style:text-properties style:text-underline-style="solid" style:text-underline-width="auto" style:text-underline-color="font-color" officeooo:rsid="009d63e0" style:font-weight-asian="bold" style:font-weight-complex="bold"/>
    </style:style>
    <style:style style:name="T69" style:family="text">
      <style:text-properties style:text-underline-style="none" fo:font-weight="bold" style:font-weight-asian="bold" style:font-weight-complex="bold"/>
    </style:style>
    <style:style style:name="T70" style:family="text">
      <style:text-properties style:text-underline-style="none" fo:font-weight="bold" officeooo:rsid="003d30e1" style:font-weight-asian="bold" style:font-weight-complex="bold"/>
    </style:style>
    <style:style style:name="T71" style:family="text">
      <style:text-properties style:text-underline-style="none" fo:font-weight="bold" officeooo:rsid="0057092a" style:font-weight-asian="bold" style:font-weight-complex="bold"/>
    </style:style>
    <style:style style:name="T72" style:family="text">
      <style:text-properties style:text-underline-style="none" fo:font-weight="bold" officeooo:rsid="007cfcec" style:font-weight-asian="bold" style:font-weight-complex="bold"/>
    </style:style>
    <style:style style:name="T73" style:family="text">
      <style:text-properties style:text-underline-style="none" fo:font-weight="bold" officeooo:rsid="00313979" style:font-weight-asian="bold" style:font-weight-complex="bold"/>
    </style:style>
    <style:style style:name="T74" style:family="text">
      <style:text-properties style:text-underline-style="none" fo:font-weight="bold" officeooo:rsid="008e285c" style:font-weight-asian="bold" style:font-weight-complex="bold"/>
    </style:style>
    <style:style style:name="T75" style:family="text">
      <style:text-properties style:text-underline-style="none" fo:font-weight="bold" officeooo:rsid="004c7f57" style:font-weight-asian="bold" style:font-weight-complex="bold"/>
    </style:style>
    <style:style style:name="T76" style:family="text">
      <style:text-properties style:text-underline-style="none" fo:font-weight="bold" officeooo:rsid="00757335" style:font-weight-asian="bold" style:font-weight-complex="bold"/>
    </style:style>
    <style:style style:name="T77" style:family="text">
      <style:text-properties style:text-underline-style="none" fo:font-weight="bold" officeooo:rsid="006b319f" style:font-weight-asian="bold" style:font-weight-complex="bold"/>
    </style:style>
    <style:style style:name="T78" style:family="text">
      <style:text-properties style:text-underline-style="none" fo:font-weight="bold" officeooo:rsid="006dbc10" style:font-weight-asian="bold" style:font-weight-complex="bold"/>
    </style:style>
    <style:style style:name="T79" style:family="text">
      <style:text-properties style:text-underline-style="none" fo:font-weight="bold" officeooo:rsid="0060b089" style:font-weight-asian="bold" style:font-weight-complex="bold"/>
    </style:style>
    <style:style style:name="T80" style:family="text">
      <style:text-properties style:text-underline-style="none" fo:font-weight="bold" officeooo:rsid="003cff83" style:font-weight-asian="bold" style:font-weight-complex="bold"/>
    </style:style>
    <style:style style:name="T81" style:family="text">
      <style:text-properties style:text-underline-style="none" fo:font-weight="bold" officeooo:rsid="00a479bb" style:font-weight-asian="bold" style:font-weight-complex="bold"/>
    </style:style>
    <style:style style:name="T82" style:family="text">
      <style:text-properties style:text-underline-style="none" fo:font-weight="bold" officeooo:rsid="00a31d07" style:font-weight-asian="bold" style:font-weight-complex="bold"/>
    </style:style>
    <style:style style:name="T83" style:family="text">
      <style:text-properties style:text-underline-style="none" style:font-weight-asian="normal" style:font-weight-complex="normal"/>
    </style:style>
    <style:style style:name="T84" style:family="text">
      <style:text-properties style:text-underline-style="none" officeooo:rsid="00775ef0" style:font-weight-asian="normal" style:font-weight-complex="normal"/>
    </style:style>
    <style:style style:name="T85" style:family="text">
      <style:text-properties style:text-underline-style="none" officeooo:rsid="007cfcec" style:font-weight-asian="normal" style:font-weight-complex="normal"/>
    </style:style>
    <style:style style:name="T86" style:family="text">
      <style:text-properties style:text-underline-style="none" officeooo:rsid="0086a2a0" style:font-weight-asian="normal" style:font-weight-complex="normal"/>
    </style:style>
    <style:style style:name="T87" style:family="text">
      <style:text-properties style:text-underline-style="none" officeooo:rsid="0087770f" style:font-weight-asian="normal" style:font-weight-complex="normal"/>
    </style:style>
    <style:style style:name="T88" style:family="text">
      <style:text-properties style:text-underline-style="none" officeooo:rsid="003cff83" style:font-weight-asian="normal" style:font-weight-complex="normal"/>
    </style:style>
    <style:style style:name="T89" style:family="text">
      <style:text-properties style:text-underline-style="none" officeooo:rsid="008a34bf" style:font-weight-asian="normal" style:font-weight-complex="normal"/>
    </style:style>
    <style:style style:name="T90" style:family="text">
      <style:text-properties style:text-underline-style="none" officeooo:rsid="008ca5f8" style:font-weight-asian="normal" style:font-weight-complex="normal"/>
    </style:style>
    <style:style style:name="T91" style:family="text">
      <style:text-properties style:text-underline-style="none" officeooo:rsid="004850c7" style:font-weight-asian="normal" style:font-weight-complex="normal"/>
    </style:style>
    <style:style style:name="T92" style:family="text">
      <style:text-properties style:text-underline-style="none" officeooo:rsid="008e285c" style:font-weight-asian="normal" style:font-weight-complex="normal"/>
    </style:style>
    <style:style style:name="T93" style:family="text">
      <style:text-properties style:text-underline-style="none" officeooo:rsid="00313979" style:font-weight-asian="normal" style:font-weight-complex="normal"/>
    </style:style>
    <style:style style:name="T94" style:family="text">
      <style:text-properties style:text-underline-style="none" officeooo:rsid="008f3182" style:font-weight-asian="normal" style:font-weight-complex="normal"/>
    </style:style>
    <style:style style:name="T95" style:family="text">
      <style:text-properties style:text-underline-style="none" officeooo:rsid="0092ba93" style:font-weight-asian="normal" style:font-weight-complex="normal"/>
    </style:style>
    <style:style style:name="T96" style:family="text">
      <style:text-properties style:text-underline-style="none" officeooo:rsid="003d30e1" style:font-weight-asian="normal" style:font-weight-complex="normal"/>
    </style:style>
    <style:style style:name="T97" style:family="text">
      <style:text-properties style:text-underline-style="none" officeooo:rsid="0095b09b" style:font-weight-asian="normal" style:font-weight-complex="normal"/>
    </style:style>
    <style:style style:name="T98" style:family="text">
      <style:text-properties style:text-underline-style="none" officeooo:rsid="0098bde2" style:font-weight-asian="normal" style:font-weight-complex="normal"/>
    </style:style>
    <style:style style:name="T99" style:family="text">
      <style:text-properties style:text-underline-style="none" officeooo:rsid="00a1e18e" style:font-weight-asian="normal" style:font-weight-complex="normal"/>
    </style:style>
    <style:style style:name="T100" style:family="text">
      <style:text-properties style:text-underline-style="none" officeooo:rsid="00a31d07" style:font-weight-asian="normal" style:font-weight-complex="normal"/>
    </style:style>
    <style:style style:name="T101" style:family="text">
      <style:text-properties style:text-underline-style="none" officeooo:rsid="00ac29d4" style:font-weight-asian="normal" style:font-weight-complex="normal"/>
    </style:style>
    <style:style style:name="T102" style:family="text">
      <style:text-properties style:text-underline-style="none" officeooo:rsid="00ad8d6e" style:font-weight-asian="normal" style:font-weight-complex="normal"/>
    </style:style>
    <style:style style:name="T103" style:family="text">
      <style:text-properties style:text-underline-style="none" officeooo:rsid="00acb8c5" style:font-weight-asian="normal" style:font-weight-complex="normal"/>
    </style:style>
    <style:style style:name="T104" style:family="text">
      <style:text-properties style:text-underline-style="none" officeooo:rsid="00b03787" style:font-weight-asian="normal" style:font-weight-complex="normal"/>
    </style:style>
    <style:style style:name="T105" style:family="text">
      <style:text-properties style:text-underline-style="none" officeooo:rsid="00b37b2e" style:font-weight-asian="normal" style:font-weight-complex="normal"/>
    </style:style>
    <style:style style:name="T106" style:family="text">
      <style:text-properties style:text-underline-style="none" officeooo:rsid="00b3c951" style:font-weight-asian="normal" style:font-weight-complex="normal"/>
    </style:style>
    <style:style style:name="T107" style:family="text">
      <style:text-properties style:text-underline-style="none" officeooo:rsid="00b57d06" style:font-weight-asian="normal" style:font-weight-complex="normal"/>
    </style:style>
    <style:style style:name="T108" style:family="text">
      <style:text-properties style:text-underline-style="none" officeooo:rsid="007b2f36" style:font-weight-asian="normal" style:font-weight-complex="normal"/>
    </style:style>
    <style:style style:name="T109" style:family="text">
      <style:text-properties style:text-underline-style="none" officeooo:rsid="003543d9" style:font-weight-asian="normal" style:font-weight-complex="normal"/>
    </style:style>
    <style:style style:name="T110" style:family="text">
      <style:text-properties style:text-underline-style="none" officeooo:rsid="004be10f" style:font-weight-asian="normal" style:font-weight-complex="normal"/>
    </style:style>
    <style:style style:name="T111" style:family="text">
      <style:text-properties style:text-underline-style="none" officeooo:rsid="00b9ed99" style:font-weight-asian="normal" style:font-weight-complex="normal"/>
    </style:style>
    <style:style style:name="T112" style:family="text">
      <style:text-properties style:text-underline-style="none" officeooo:rsid="0029835d" style:font-weight-asian="normal" style:font-weight-complex="normal"/>
    </style:style>
    <style:style style:name="T113" style:family="text">
      <style:text-properties style:text-underline-style="none" officeooo:rsid="00bbdf9a" style:font-weight-asian="normal" style:font-weight-complex="normal"/>
    </style:style>
    <style:style style:name="T114" style:family="text">
      <style:text-properties fo:color="#009900" fo:font-weight="bold" officeooo:rsid="0037101a" style:font-weight-asian="bold" style:font-weight-complex="bold"/>
    </style:style>
    <style:style style:name="T115" style:family="text">
      <style:text-properties fo:color="#009900" fo:font-weight="bold" officeooo:rsid="00277534" style:font-weight-asian="bold" style:font-weight-complex="bold"/>
    </style:style>
    <style:style style:name="T116" style:family="text">
      <style:text-properties fo:color="#009900" fo:font-weight="bold" officeooo:rsid="0057092a" style:font-weight-asian="bold" style:font-weight-complex="bold"/>
    </style:style>
    <style:style style:name="T117" style:family="text">
      <style:text-properties fo:color="#009900" style:text-underline-style="none" fo:font-weight="bold" officeooo:rsid="0037101a" style:font-weight-asian="bold" style:font-weight-complex="bold"/>
    </style:style>
    <style:style style:name="T118" style:family="text">
      <style:text-properties fo:color="#009900" style:text-underline-style="none" fo:font-weight="bold" officeooo:rsid="0057092a" style:font-weight-asian="bold" style:font-weight-complex="bold"/>
    </style:style>
    <style:style style:name="T119" style:family="text">
      <style:text-properties fo:color="#004586"/>
    </style:style>
    <style:style style:name="T120" style:family="text">
      <style:text-properties fo:color="#004586" fo:font-weight="bold" style:font-weight-asian="bold" style:font-weight-complex="bold"/>
    </style:style>
    <style:style style:name="T121" style:family="text">
      <style:text-properties fo:color="#004586" fo:font-weight="bold" officeooo:rsid="0027e406" style:font-weight-asian="bold" style:font-weight-complex="bold"/>
    </style:style>
    <style:style style:name="T122" style:family="text">
      <style:text-properties fo:color="#004586" fo:font-weight="bold" officeooo:rsid="003d30e1" style:font-weight-asian="bold" style:font-weight-complex="bold"/>
    </style:style>
    <style:style style:name="T123" style:family="text">
      <style:text-properties fo:color="#004586" fo:font-weight="bold" officeooo:rsid="0029835d" style:font-weight-asian="bold" style:font-weight-complex="bold"/>
    </style:style>
    <style:style style:name="T124" style:family="text">
      <style:text-properties fo:color="#004586" fo:font-weight="bold" officeooo:rsid="003543d9" style:font-weight-asian="bold" style:font-weight-complex="bold"/>
    </style:style>
    <style:style style:name="T125" style:family="text">
      <style:text-properties fo:color="#004586" fo:font-weight="bold" officeooo:rsid="0092ba93" style:font-weight-asian="bold" style:font-weight-complex="bold"/>
    </style:style>
    <style:style style:name="T126" style:family="text">
      <style:text-properties fo:color="#004586" fo:font-weight="bold" officeooo:rsid="00b0047e" style:font-weight-asian="bold" style:font-weight-complex="bold"/>
    </style:style>
    <style:style style:name="T127" style:family="text">
      <style:text-properties fo:color="#004586" fo:font-weight="bold" officeooo:rsid="00bbdf9a" style:font-weight-asian="bold" style:font-weight-complex="bold"/>
    </style:style>
    <style:style style:name="T128" style:family="text">
      <style:text-properties fo:color="#004586" officeooo:rsid="0029835d"/>
    </style:style>
    <style:style style:name="T129" style:family="text">
      <style:text-properties fo:color="#004586" officeooo:rsid="003543d9"/>
    </style:style>
    <style:style style:name="T130" style:family="text">
      <style:text-properties fo:color="#004586" officeooo:rsid="005b7e78"/>
    </style:style>
    <style:style style:name="T131" style:family="text">
      <style:text-properties fo:color="#004586" officeooo:rsid="0032ca7c"/>
    </style:style>
    <style:style style:name="T132" style:family="text">
      <style:text-properties fo:color="#004586" style:text-underline-style="none" fo:font-weight="bold" officeooo:rsid="003d30e1" style:font-weight-asian="bold" style:font-weight-complex="bold"/>
    </style:style>
    <style:style style:name="T133" style:family="text">
      <style:text-properties fo:color="#004586" style:text-underline-style="none" fo:font-weight="bold" officeooo:rsid="00775ef0" style:font-weight-asian="bold" style:font-weight-complex="bold"/>
    </style:style>
    <style:style style:name="T134" style:family="text">
      <style:text-properties fo:color="#004586" style:text-underline-style="none" fo:font-weight="bold" officeooo:rsid="0092ba93" style:font-weight-asian="bold" style:font-weight-complex="bold"/>
    </style:style>
    <style:style style:name="T135" style:family="text">
      <style:text-properties fo:color="#004586" style:text-underline-style="none" fo:font-weight="bold" officeooo:rsid="00b0047e" style:font-weight-asian="bold" style:font-weight-complex="bold"/>
    </style:style>
    <style:style style:name="T136" style:family="text">
      <style:text-properties fo:color="#004586" style:text-underline-style="none" fo:font-weight="bold" officeooo:rsid="00bbdf9a" style:font-weight-asian="bold" style:font-weight-complex="bold"/>
    </style:style>
    <style:style style:name="T137" style:family="text">
      <style:text-properties fo:color="#004586" fo:font-style="italic" fo:font-weight="bold" officeooo:rsid="00bbdf9a" style:font-style-asian="italic" style:font-weight-asian="bold" style:font-style-complex="italic" style:font-weight-complex="bold"/>
    </style:style>
    <style:style style:name="T138" style:family="text">
      <style:text-properties fo:color="#004586" fo:font-style="italic" style:text-underline-style="none" fo:font-weight="bold" officeooo:rsid="00bbdf9a" style:font-style-asian="italic" style:font-weight-asian="bold" style:font-style-complex="italic" style:font-weight-complex="bold"/>
    </style:style>
    <style:style style:name="T139" style:family="text">
      <style:text-properties fo:color="#004586" fo:font-style="italic" style:text-underline-style="none" officeooo:rsid="00bbdf9a" style:font-style-asian="italic" style:font-weight-asian="normal" style:font-style-complex="italic" style:font-weight-complex="normal"/>
    </style:style>
    <style:style style:name="T140" style:family="text">
      <style:text-properties fo:color="#004586" fo:font-size="9pt" fo:font-style="italic" style:text-underline-style="none" fo:font-weight="bold" officeooo:rsid="00bbdf9a" style:font-size-asian="9pt" style:font-style-asian="italic" style:font-weight-asian="bold" style:font-size-complex="9pt" style:font-style-complex="italic" style:font-weight-complex="bold"/>
    </style:style>
    <style:style style:name="T141" style:family="text">
      <style:text-properties fo:color="#cc0000"/>
    </style:style>
    <style:style style:name="T142" style:family="text">
      <style:text-properties fo:color="#cc0000" fo:font-weight="bold" style:font-weight-asian="bold" style:font-weight-complex="bold"/>
    </style:style>
    <style:style style:name="T143" style:family="text">
      <style:text-properties fo:color="#cc0000" fo:font-weight="bold" officeooo:rsid="00277534" style:font-weight-asian="bold" style:font-weight-complex="bold"/>
    </style:style>
    <style:style style:name="T144" style:family="text">
      <style:text-properties fo:color="#cc0000" fo:font-weight="bold" officeooo:rsid="00775ef0" style:font-weight-asian="bold" style:font-weight-complex="bold"/>
    </style:style>
    <style:style style:name="T145" style:family="text">
      <style:text-properties fo:color="#cc0000" fo:font-weight="bold" officeooo:rsid="00aa0249" style:font-weight-asian="bold" style:font-weight-complex="bold"/>
    </style:style>
    <style:style style:name="T146" style:family="text">
      <style:text-properties fo:color="#cc0000" style:text-underline-style="none" fo:font-weight="bold" officeooo:rsid="00277534" style:font-weight-asian="bold" style:font-weight-complex="bold"/>
    </style:style>
    <style:style style:name="T147" style:family="text">
      <style:text-properties fo:color="#cc0000" style:text-underline-style="none" fo:font-weight="bold" officeooo:rsid="00775ef0" style:font-weight-asian="bold" style:font-weight-complex="bold"/>
    </style:style>
    <style:style style:name="T148" style:family="text">
      <style:text-properties fo:color="#cc0000" style:text-underline-style="none" fo:font-weight="bold" officeooo:rsid="008e285c" style:font-weight-asian="bold" style:font-weight-complex="bold"/>
    </style:style>
    <style:style style:name="T149" style:family="text">
      <style:text-properties fo:color="#cc0000" style:text-underline-style="none" fo:font-weight="bold" officeooo:rsid="00aa0249" style:font-weight-asian="bold" style:font-weight-complex="bold"/>
    </style:style>
    <style:style style:name="T150" style:family="text">
      <style:text-properties fo:color="#cc0000" style:text-underline-style="none" fo:font-weight="bold" officeooo:rsid="00ad8d6e" style:font-weight-asian="bold" style:font-weight-complex="bold"/>
    </style:style>
    <style:style style:name="T151" style:family="text">
      <style:text-properties fo:color="#cc0000" officeooo:rsid="003543d9"/>
    </style:style>
    <style:style style:name="T152" style:family="text">
      <style:text-properties fo:color="#cc0000" fo:font-style="italic" style:text-underline-style="none" fo:font-weight="bold" officeooo:rsid="00277534" style:font-style-asian="italic" style:font-weight-asian="bold" style:font-style-complex="italic" style:font-weight-complex="bold"/>
    </style:style>
    <style:style style:name="T153" style:family="text">
      <style:text-properties fo:color="#cc0000" fo:font-style="italic" style:text-underline-style="none" fo:font-weight="bold" officeooo:rsid="0092ba93" style:font-style-asian="italic" style:font-weight-asian="bold" style:font-style-complex="italic" style:font-weight-complex="bold"/>
    </style:style>
    <style:style style:name="T154" style:family="text">
      <style:text-properties fo:color="#cc0000" fo:font-style="italic" fo:font-weight="bold" officeooo:rsid="0092ba93" style:font-style-asian="italic" style:font-weight-asian="bold" style:font-style-complex="italic" style:font-weight-complex="bold"/>
    </style:style>
    <style:style style:name="T155" style:family="text">
      <style:text-properties fo:color="#cc0000" fo:font-style="italic" fo:font-weight="bold" officeooo:rsid="00a479bb" style:font-style-asian="italic" style:font-weight-asian="bold" style:font-style-complex="italic" style:font-weight-complex="bold"/>
    </style:style>
    <style:style style:name="T156" style:family="text">
      <style:text-properties fo:color="#cc0000" fo:font-style="italic" fo:font-weight="bold" officeooo:rsid="00277534" style:font-style-asian="italic" style:font-weight-asian="bold" style:font-style-complex="italic" style:font-weight-complex="bold"/>
    </style:style>
    <style:style style:name="T157" style:family="text">
      <style:text-properties fo:color="#cc0000" fo:font-style="italic" fo:font-weight="bold" officeooo:rsid="0042f11f" style:font-style-asian="italic" style:font-weight-asian="bold" style:font-style-complex="italic" style:font-weight-complex="bold"/>
    </style:style>
    <style:style style:name="T158" style:family="text">
      <style:text-properties fo:color="#cc0000" fo:font-style="italic" fo:font-weight="normal" officeooo:rsid="0031fd17" style:font-style-asian="italic" style:font-weight-asian="normal" style:font-style-complex="italic" style:font-weight-complex="normal"/>
    </style:style>
    <style:style style:name="T159" style:family="text">
      <style:text-properties fo:color="#cc0000" fo:font-style="italic" style:font-style-asian="italic" style:font-weight-asian="normal" style:font-style-complex="italic" style:font-weight-complex="normal"/>
    </style:style>
    <style:style style:name="T160" style:family="text">
      <style:text-properties fo:color="#990099"/>
    </style:style>
    <style:style style:name="T161" style:family="text">
      <style:text-properties fo:color="#990099" fo:font-weight="bold" style:font-weight-asian="bold" style:font-weight-complex="bold"/>
    </style:style>
    <style:style style:name="T162" style:family="text">
      <style:text-properties fo:color="#990099" fo:font-weight="bold" officeooo:rsid="00211aa2" style:font-weight-asian="bold" style:font-weight-complex="bold"/>
    </style:style>
    <style:style style:name="T163" style:family="text">
      <style:text-properties fo:color="#990099" officeooo:rsid="003543d9"/>
    </style:style>
    <style:style style:name="T164" style:family="text">
      <style:text-properties fo:color="#990099" officeooo:rsid="005bd006"/>
    </style:style>
    <style:style style:name="T165" style:family="text">
      <style:text-properties fo:color="#990099" style:text-underline-style="none" fo:font-weight="bold" officeooo:rsid="00211aa2" style:font-weight-asian="bold" style:font-weight-complex="bold"/>
    </style:style>
    <style:style style:name="T166" style:family="text">
      <style:text-properties fo:color="#990099" style:text-underline-style="none" officeooo:rsid="005bd006" style:font-weight-asian="normal" style:font-weight-complex="normal"/>
    </style:style>
    <style:style style:name="T167" style:family="text">
      <style:text-properties fo:color="#990099" fo:font-style="italic" fo:font-weight="bold" officeooo:rsid="0079cfe8" style:font-style-asian="italic" style:font-weight-asian="bold" style:font-style-complex="italic" style:font-weight-complex="bold"/>
    </style:style>
    <style:style style:name="T168" style:family="text">
      <style:text-properties fo:color="#990099" fo:font-style="italic" fo:font-weight="bold" officeooo:rsid="004c7f57" style:font-style-asian="italic" style:font-weight-asian="bold" style:font-style-complex="italic" style:font-weight-complex="bold"/>
    </style:style>
    <style:style style:name="T169" style:family="text">
      <style:text-properties fo:color="#990099" fo:font-style="italic" style:text-underline-style="none" fo:font-weight="bold" officeooo:rsid="007cfcec" style:font-style-asian="italic" style:font-weight-asian="bold" style:font-style-complex="italic" style:font-weight-complex="bold"/>
    </style:style>
    <style:style style:name="T170" style:family="text">
      <style:text-properties fo:color="#990099" fo:font-style="italic" style:text-underline-style="none" fo:font-weight="bold" officeooo:rsid="004c7f57" style:font-style-asian="italic" style:font-weight-asian="bold" style:font-style-complex="italic" style:font-weight-complex="bold"/>
    </style:style>
    <style:style style:name="T171" style:family="text">
      <style:text-properties fo:color="#990099" fo:font-style="italic" style:text-underline-style="none" fo:font-weight="bold" officeooo:rsid="0095b09b" style:font-style-asian="italic" style:font-weight-asian="bold" style:font-style-complex="italic" style:font-weight-complex="bold"/>
    </style:style>
    <style:style style:name="T172" style:family="text">
      <style:text-properties fo:color="#663300" officeooo:rsid="0031fd17"/>
    </style:style>
    <style:style style:name="T173" style:family="text">
      <style:text-properties fo:color="#000000"/>
    </style:style>
    <style:style style:name="T174" style:family="text">
      <style:text-properties fo:color="#000000" officeooo:rsid="005b7e78"/>
    </style:style>
    <style:style style:name="T175" style:family="text">
      <style:text-properties fo:color="#000000" officeooo:rsid="00945063"/>
    </style:style>
    <style:style style:name="T176" style:family="text">
      <style:text-properties fo:color="#ff9900" officeooo:rsid="0031fd17"/>
    </style:style>
    <style:style style:name="T177" style:family="text">
      <style:text-properties fo:color="#ff9900" fo:font-weight="bold" style:font-weight-asian="bold" style:font-weight-complex="bold"/>
    </style:style>
    <style:style style:name="T178" style:family="text">
      <style:text-properties fo:color="#ff9900" fo:font-weight="bold" officeooo:rsid="004850c7" style:font-weight-asian="bold" style:font-weight-complex="bold"/>
    </style:style>
    <style:style style:name="T179" style:family="text">
      <style:text-properties fo:color="#ff9900" fo:font-weight="bold" officeooo:rsid="003543d9" style:font-weight-asian="bold" style:font-weight-complex="bold"/>
    </style:style>
    <style:style style:name="T180" style:family="text">
      <style:text-properties fo:color="#ff9900" fo:font-weight="bold" officeooo:rsid="00313979" style:font-weight-asian="bold" style:font-weight-complex="bold"/>
    </style:style>
    <style:style style:name="T181" style:family="text">
      <style:text-properties fo:color="#ff9900" officeooo:rsid="003543d9"/>
    </style:style>
    <style:style style:name="T182" style:family="text">
      <style:text-properties fo:color="#ff9900" style:text-underline-style="none" fo:font-weight="bold" officeooo:rsid="003543d9" style:font-weight-asian="bold" style:font-weight-complex="bold"/>
    </style:style>
    <style:style style:name="T183" style:family="text">
      <style:text-properties fo:color="#ff9900" style:text-underline-style="none" fo:font-weight="bold" officeooo:rsid="00313979" style:font-weight-asian="bold" style:font-weight-complex="bold"/>
    </style:style>
    <style:style style:name="T184" style:family="text">
      <style:text-properties fo:color="#ff9900" style:text-underline-style="none" officeooo:rsid="008ca5f8" style:font-weight-asian="normal" style:font-weight-complex="normal"/>
    </style:style>
    <style:style style:name="T185" style:family="text">
      <style:text-properties fo:color="#ff9900" fo:font-style="italic" fo:font-weight="bold" style:font-style-asian="italic" style:font-weight-asian="bold" style:font-style-complex="italic" style:font-weight-complex="bold"/>
    </style:style>
    <style:style style:name="T186" style:family="text">
      <style:text-properties fo:color="#ff9900" fo:font-style="italic" fo:font-weight="bold" officeooo:rsid="003d30e1" style:font-style-asian="italic" style:font-weight-asian="bold" style:font-style-complex="italic" style:font-weight-complex="bold"/>
    </style:style>
    <style:style style:name="T187" style:family="text">
      <style:text-properties fo:color="#ff9900" fo:font-style="italic" fo:font-weight="bold" officeooo:rsid="00a83eca" style:font-style-asian="italic" style:font-weight-asian="bold" style:font-style-complex="italic" style:font-weight-complex="bold"/>
    </style:style>
    <style:style style:name="T188" style:family="text">
      <style:text-properties fo:color="#ff9900" fo:font-style="italic" fo:font-weight="bold" officeooo:rsid="008a34bf" style:font-style-asian="italic" style:font-weight-asian="bold" style:font-style-complex="italic" style:font-weight-complex="bold"/>
    </style:style>
    <style:style style:name="T189" style:family="text">
      <style:text-properties fo:color="#ff9900" fo:font-style="italic" fo:font-weight="bold" officeooo:rsid="00aa0249" style:font-style-asian="italic" style:font-weight-asian="bold" style:font-style-complex="italic" style:font-weight-complex="bold"/>
    </style:style>
    <style:style style:name="T190" style:family="text">
      <style:text-properties fo:color="#ff9900" fo:font-style="italic" fo:font-weight="normal" style:font-style-asian="italic" style:font-weight-asian="normal" style:font-style-complex="italic" style:font-weight-complex="normal"/>
    </style:style>
    <style:style style:name="T191" style:family="text">
      <style:text-properties fo:color="#ff9900" fo:font-style="italic" officeooo:rsid="004be10f" style:font-style-asian="italic" style:font-style-complex="italic"/>
    </style:style>
    <style:style style:name="T192" style:family="text">
      <style:text-properties fo:color="#ff9900" fo:font-style="italic" officeooo:rsid="003d30e1" style:font-style-asian="italic" style:font-style-complex="italic"/>
    </style:style>
    <style:style style:name="T193" style:family="text">
      <style:text-properties fo:color="#ff9900" fo:font-style="italic" officeooo:rsid="00aa0249" style:font-style-asian="italic" style:font-style-complex="italic"/>
    </style:style>
    <style:style style:name="T194" style:family="text">
      <style:text-properties fo:color="#ff9900" fo:font-style="italic" style:font-style-asian="italic" style:font-weight-asian="normal" style:font-style-complex="italic" style:font-weight-complex="normal"/>
    </style:style>
    <style:style style:name="T195" style:family="text">
      <style:text-properties fo:color="#ff9900" fo:font-style="italic" style:text-underline-style="none" fo:font-weight="bold" officeooo:rsid="004be10f" style:font-style-asian="italic" style:font-weight-asian="bold" style:font-style-complex="italic" style:font-weight-complex="bold"/>
    </style:style>
    <style:style style:name="T196" style:family="text">
      <style:text-properties fo:color="#ff9900" fo:font-style="italic" style:text-underline-style="none" officeooo:rsid="004be10f" style:font-style-asian="italic" style:font-weight-asian="normal" style:font-style-complex="italic" style:font-weight-complex="normal"/>
    </style:style>
    <style:style style:name="T197" style:family="text">
      <style:text-properties fo:color="#ff9900" fo:font-style="italic" style:text-underline-style="none" officeooo:rsid="00b57d06" style:font-style-asian="italic" style:font-weight-asian="normal" style:font-style-complex="italic" style:font-weight-complex="normal"/>
    </style:style>
    <style:style style:name="T198" style:family="text">
      <style:text-properties fo:color="#ff9900" style:text-line-through-style="none" style:text-line-through-type="none" fo:font-style="italic" fo:font-weight="bold" officeooo:rsid="003d30e1" style:font-style-asian="italic" style:font-weight-asian="bold" style:font-style-complex="italic" style:font-weight-complex="bold"/>
    </style:style>
    <style:style style:name="T199" style:family="text">
      <style:text-properties fo:color="#ff9900" style:text-line-through-style="none" style:text-line-through-type="none" fo:font-style="italic" officeooo:rsid="003d30e1" style:font-style-asian="italic" style:font-weight-asian="normal" style:font-style-complex="italic" style:font-weight-complex="normal"/>
    </style:style>
    <style:style style:name="T200" style:family="text">
      <style:text-properties fo:font-size="11pt" officeooo:rsid="00313979" style:font-size-asian="11pt" style:font-weight-asian="normal" style:font-size-complex="11pt" style:font-weight-complex="normal"/>
    </style:style>
    <style:style style:name="T201" style:family="text">
      <style:text-properties fo:font-size="11pt" style:text-underline-style="solid" style:text-underline-width="auto" style:text-underline-color="font-color" officeooo:rsid="006cd7a7" style:font-size-asian="11pt" style:font-weight-asian="bold" style:font-size-complex="11pt" style:font-weight-complex="bold"/>
    </style:style>
    <style:style style:name="T202" style:family="text">
      <style:text-properties style:font-name="Miriam Fixed" fo:font-weight="bold" officeooo:rsid="006b319f" style:font-weight-asian="bold" style:font-weight-complex="bold"/>
    </style:style>
    <style:style style:name="T203" style:family="text">
      <style:text-properties style:font-name="Miriam Fixed" fo:font-weight="bold" officeooo:rsid="00211aa2" style:font-weight-asian="bold" style:font-weight-complex="bold"/>
    </style:style>
    <style:style style:name="T204" style:family="text">
      <style:text-properties style:font-name="Miriam Fixed" fo:font-weight="bold" officeooo:rsid="0027e406" style:font-weight-asian="bold" style:font-weight-complex="bold"/>
    </style:style>
    <style:style style:name="T205" style:family="text">
      <style:text-properties officeooo:rsid="00755391" style:font-weight-asian="normal" style:font-weight-complex="normal"/>
    </style:style>
    <style:style style:name="T206" style:family="text">
      <style:text-properties officeooo:rsid="00757335" style:font-weight-asian="normal" style:font-weight-complex="normal"/>
    </style:style>
    <style:style style:name="T207" style:family="text">
      <style:text-properties officeooo:rsid="00775ef0" style:font-weight-asian="normal" style:font-weight-complex="normal"/>
    </style:style>
    <style:style style:name="T208" style:family="text">
      <style:text-properties officeooo:rsid="0079cfe8" style:font-weight-asian="normal" style:font-weight-complex="normal"/>
    </style:style>
    <style:style style:name="T209" style:family="text">
      <style:text-properties officeooo:rsid="007aac68" style:font-weight-asian="normal" style:font-weight-complex="normal"/>
    </style:style>
    <style:style style:name="T210" style:family="text">
      <style:text-properties officeooo:rsid="007ac4ba" style:font-weight-asian="normal" style:font-weight-complex="normal"/>
    </style:style>
    <style:style style:name="T211" style:family="text">
      <style:text-properties officeooo:rsid="007b2f36" style:font-weight-asian="normal" style:font-weight-complex="normal"/>
    </style:style>
    <style:style style:name="T212" style:family="text">
      <style:text-properties officeooo:rsid="008a34bf" style:font-weight-asian="normal" style:font-weight-complex="normal"/>
    </style:style>
    <style:style style:name="T213" style:family="text">
      <style:text-properties officeooo:rsid="003cff83" style:font-weight-asian="normal" style:font-weight-complex="normal"/>
    </style:style>
    <style:style style:name="T214" style:family="text">
      <style:text-properties officeooo:rsid="00a31d07" style:font-weight-asian="normal" style:font-weight-complex="normal"/>
    </style:style>
    <style:style style:name="T215" style:family="text">
      <style:text-properties officeooo:rsid="00a479bb" style:font-weight-asian="normal" style:font-weight-complex="normal"/>
    </style:style>
    <style:style style:name="T216" style:family="text">
      <style:text-properties officeooo:rsid="00a83eca" style:font-weight-asian="normal" style:font-weight-complex="normal"/>
    </style:style>
    <style:style style:name="T217" style:family="text">
      <style:text-properties officeooo:rsid="00aa0249" style:font-weight-asian="normal" style:font-weight-complex="normal"/>
    </style:style>
    <style:style style:name="T218" style:family="text">
      <style:text-properties officeooo:rsid="00ac29d4" style:font-weight-asian="normal" style:font-weight-complex="normal"/>
    </style:style>
    <style:style style:name="T219" style:family="text">
      <style:text-properties officeooo:rsid="004850c7" style:font-weight-asian="normal" style:font-weight-complex="normal"/>
    </style:style>
    <style:style style:name="T220" style:family="text">
      <style:text-properties officeooo:rsid="00acb8c5" style:font-weight-asian="normal" style:font-weight-complex="normal"/>
    </style:style>
    <style:style style:name="T221" style:family="text">
      <style:text-properties officeooo:rsid="00b0047e" style:font-weight-asian="normal" style:font-weight-complex="normal"/>
    </style:style>
    <style:style style:name="T222" style:family="text">
      <style:text-properties officeooo:rsid="00b03787" style:font-weight-asian="normal" style:font-weight-complex="normal"/>
    </style:style>
    <style:style style:name="T223" style:family="text">
      <style:text-properties officeooo:rsid="00b2369d" style:font-weight-asian="normal" style:font-weight-complex="normal"/>
    </style:style>
    <style:style style:name="T224" style:family="text">
      <style:text-properties officeooo:rsid="00b37b2e" style:font-weight-asian="normal" style:font-weight-complex="normal"/>
    </style:style>
    <style:style style:name="T225" style:family="text">
      <style:text-properties officeooo:rsid="00bbdf9a" style:font-weight-asian="normal" style:font-weight-complex="normal"/>
    </style:style>
    <style:style style:name="T226" style:family="text">
      <style:text-properties officeooo:rsid="007b2f36"/>
    </style:style>
    <style:style style:name="T227" style:family="text">
      <style:text-properties fo:font-style="italic" style:font-style-asian="italic" style:font-style-complex="italic"/>
    </style:style>
    <style:style style:name="T228" style:family="text">
      <style:text-properties fo:font-style="italic" officeooo:rsid="003d30e1" style:font-style-asian="italic" style:font-style-complex="italic"/>
    </style:style>
    <style:style style:name="T229" style:family="text">
      <style:text-properties fo:font-style="italic" officeooo:rsid="00945063" style:font-style-asian="italic" style:font-style-complex="italic"/>
    </style:style>
    <style:style style:name="T230" style:family="text">
      <style:text-properties fo:font-style="italic" officeooo:rsid="004be10f" style:font-style-asian="italic" style:font-style-complex="italic"/>
    </style:style>
    <style:style style:name="T231" style:family="text">
      <style:text-properties fo:font-style="italic" officeooo:rsid="00b57d06" style:font-style-asian="italic" style:font-style-complex="italic"/>
    </style:style>
    <style:style style:name="T232" style:family="text">
      <style:text-properties fo:font-style="italic" officeooo:rsid="00945063" style:font-style-asian="italic" style:font-weight-asian="normal" style:font-style-complex="italic" style:font-weight-complex="normal"/>
    </style:style>
    <style:style style:name="T233" style:family="text">
      <style:text-properties fo:font-style="italic" fo:font-weight="bold" officeooo:rsid="003d30e1" style:font-style-asian="italic" style:font-weight-asian="bold" style:font-style-complex="italic" style:font-weight-complex="bold"/>
    </style:style>
    <style:style style:name="T234" style:family="text">
      <style:text-properties fo:font-style="italic" fo:font-weight="bold" officeooo:rsid="0042f11f" style:font-style-asian="italic" style:font-weight-asian="bold" style:font-style-complex="italic" style:font-weight-complex="bold"/>
    </style:style>
    <style:style style:name="T235" style:family="text">
      <style:text-properties fo:font-style="italic" style:text-underline-style="none" officeooo:rsid="00b57d06" style:font-style-asian="italic" style:font-weight-asian="normal" style:font-style-complex="italic" style:font-weight-complex="normal"/>
    </style:style>
    <style:style style:name="T236" style:family="text">
      <style:text-properties fo:font-style="italic" style:text-underline-style="none" officeooo:rsid="00bbdf9a" style:font-style-asian="italic" style:font-weight-asian="normal" style:font-style-complex="italic" style:font-weight-complex="normal"/>
    </style:style>
    <style:style style:name="T237" style:family="text">
      <style:text-properties fo:color="#111111" style:text-line-through-style="none" style:text-line-through-type="none" style:font-name="GothicE" fo:font-size="7pt" fo:font-style="italic" style:text-underline-style="none" fo:font-weight="bold" officeooo:rsid="007eeec9" style:font-size-asian="7pt" style:font-style-asian="italic" style:font-weight-asian="bold" style:font-size-complex="7pt" style:font-style-complex="italic" style:font-weight-complex="bold"/>
    </style:style>
    <style:style style:name="T238" style:family="text">
      <style:text-properties fo:color="#111111" style:text-line-through-style="none" style:text-line-through-type="none" style:font-name="GothicE" fo:font-size="8pt" fo:font-style="italic" style:text-underline-style="none" fo:font-weight="bold" officeooo:rsid="004c7f57" style:font-size-asian="8pt" style:font-style-asian="italic" style:font-weight-asian="bold" style:font-size-complex="8pt" style:font-style-complex="italic" style:font-weight-complex="bold"/>
    </style:style>
    <style:style style:name="T239" style:family="text">
      <style:text-properties fo:color="#111111" style:text-line-through-style="none" style:text-line-through-type="none" style:font-name="GothicE" fo:font-size="8pt" fo:font-style="italic" style:text-underline-style="none" fo:font-weight="bold" officeooo:rsid="007eeec9" style:font-size-asian="8pt" style:font-style-asian="italic" style:font-weight-asian="bold" style:font-size-complex="8pt" style:font-style-complex="italic" style:font-weight-complex="bold"/>
    </style:style>
    <style:style style:name="T240" style:family="text">
      <style:text-properties fo:color="#111111" style:text-line-through-style="none" style:text-line-through-type="none" style:font-name="GothicE" fo:font-size="8pt" fo:font-style="italic" style:text-underline-style="none" fo:font-weight="bold" officeooo:rsid="007fd3ec" style:font-size-asian="8pt" style:font-style-asian="italic" style:font-weight-asian="bold" style:font-size-complex="8pt" style:font-style-complex="italic" style:font-weight-complex="bold"/>
    </style:style>
    <style:style style:name="T241" style:family="text">
      <style:text-properties fo:color="#111111" style:text-line-through-style="none" style:text-line-through-type="none" style:font-name="GothicE" fo:font-size="8pt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42" style:family="text">
      <style:text-properties fo:color="#111111" style:text-line-through-style="none" style:text-line-through-type="none" style:font-name="GothicE" fo:font-size="8pt" style:text-underline-style="none" fo:font-weight="bold" officeooo:rsid="004c7f57" style:font-size-asian="8pt" style:font-style-asian="normal" style:font-weight-asian="bold" style:font-size-complex="8pt" style:font-style-complex="normal" style:font-weight-complex="bold"/>
    </style:style>
    <style:style style:name="T243" style:family="text">
      <style:text-properties fo:color="#111111" style:text-line-through-style="none" style:text-line-through-type="none" style:font-name="GothicE" fo:font-size="8pt" style:text-underline-style="none" fo:font-weight="bold" officeooo:rsid="007eeec9" style:font-size-asian="8pt" style:font-style-asian="normal" style:font-weight-asian="bold" style:font-size-complex="8pt" style:font-style-complex="normal" style:font-weight-complex="bold"/>
    </style:style>
    <style:style style:name="T244" style:family="text">
      <style:text-properties fo:color="#111111" style:text-line-through-style="none" style:text-line-through-type="none" style:font-name="GothicE" fo:font-size="8pt" style:text-underline-style="none" fo:font-weight="bold" officeooo:rsid="007fd3ec" style:font-size-asian="8pt" style:font-style-asian="normal" style:font-weight-asian="bold" style:font-size-complex="8pt" style:font-style-complex="normal" style:font-weight-complex="bold"/>
    </style:style>
    <style:style style:name="T245" style:family="text">
      <style:text-properties fo:color="#111111" style:text-line-through-style="none" style:text-line-through-type="none" style:font-name="GothicE" fo:font-size="8pt" style:text-underline-style="none" fo:font-weight="bold" officeooo:rsid="00b57d06" style:font-size-asian="8pt" style:font-style-asian="normal" style:font-weight-asian="bold" style:font-size-complex="8pt" style:font-style-complex="normal" style:font-weight-complex="bold"/>
    </style:style>
    <style:style style:name="T246" style:family="text">
      <style:text-properties fo:color="#111111" style:text-line-through-style="none" style:text-line-through-type="none" style:font-name="GothicE" fo:font-size="8pt" fo:font-weight="bold" officeooo:rsid="004c7f57" style:font-size-asian="8pt" style:font-style-asian="normal" style:font-weight-asian="bold" style:font-size-complex="8pt" style:font-style-complex="normal" style:font-weight-complex="bold"/>
    </style:style>
    <style:style style:name="T247" style:family="text">
      <style:text-properties fo:color="#111111" style:text-line-through-style="none" style:text-line-through-type="none" style:font-name="GothicE" fo:font-size="8pt" fo:font-weight="bold" officeooo:rsid="007eeec9" style:font-size-asian="8pt" style:font-style-asian="normal" style:font-weight-asian="bold" style:font-size-complex="8pt" style:font-style-complex="normal" style:font-weight-complex="bold"/>
    </style:style>
    <style:style style:name="T248" style:family="text">
      <style:text-properties fo:color="#111111" style:text-line-through-style="none" style:text-line-through-type="none" style:font-name="GothicE" fo:font-size="10pt" style:text-underline-style="none" fo:font-weight="bold" officeooo:rsid="004c7f57" style:font-size-asian="10pt" style:font-style-asian="normal" style:font-weight-asian="bold" style:font-size-complex="10pt" style:font-style-complex="normal" style:font-weight-complex="bold"/>
    </style:style>
    <style:style style:name="T249" style:family="text">
      <style:text-properties fo:color="#111111" style:text-line-through-style="none" style:text-line-through-type="none" style:font-name="GothicE" fo:font-size="10pt" style:text-underline-style="none" fo:font-weight="bold" officeooo:rsid="007eeec9" style:font-size-asian="10pt" style:font-style-asian="normal" style:font-weight-asian="bold" style:font-size-complex="10pt" style:font-style-complex="normal" style:font-weight-complex="bold"/>
    </style:style>
    <style:style style:name="T250" style:family="text">
      <style:text-properties fo:color="#009933" style:text-line-through-style="none" style:text-line-through-type="none" style:font-name="GothicE" fo:font-size="14pt" style:text-underline-style="none" fo:font-weight="bold" officeooo:rsid="004c7f57" style:font-size-asian="14pt" style:font-style-asian="normal" style:font-weight-asian="bold" style:font-size-complex="14pt" style:font-style-complex="normal" style:font-weight-complex="bold"/>
    </style:style>
    <style:style style:name="T251" style:family="text">
      <style:text-properties fo:color="#009933" style:text-line-through-style="none" style:text-line-through-type="none" style:font-name="GothicE" fo:font-size="14pt" style:text-underline-style="none" fo:font-weight="bold" officeooo:rsid="007eeec9" style:font-size-asian="14pt" style:font-style-asian="normal" style:font-weight-asian="bold" style:font-size-complex="14pt" style:font-style-complex="normal" style:font-weight-complex="bold"/>
    </style:style>
    <style:style style:name="T252" style:family="text">
      <style:text-properties fo:color="#009933" fo:font-weight="bold" officeooo:rsid="0037101a" style:font-weight-asian="bold" style:font-weight-complex="bold"/>
    </style:style>
    <style:style style:name="T253" style:family="text">
      <style:text-properties fo:color="#009933" fo:font-style="italic" officeooo:rsid="00b3c951" style:font-style-asian="italic" style:font-style-complex="italic"/>
    </style:style>
    <style:style style:name="T254" style:family="text">
      <style:text-properties fo:color="#009933" fo:font-style="italic" style:text-underline-style="none" fo:font-weight="bold" officeooo:rsid="00b57d06" style:font-style-asian="italic" style:font-weight-asian="bold" style:font-style-complex="italic" style:font-weight-complex="bold"/>
    </style:style>
    <style:style style:name="T255" style:family="text">
      <style:text-properties officeooo:rsid="0081b6c7"/>
    </style:style>
    <style:style style:name="T256" style:family="text">
      <style:text-properties officeooo:rsid="0089a5ad"/>
    </style:style>
    <style:style style:name="T257" style:family="text">
      <style:text-properties officeooo:rsid="008a34bf"/>
    </style:style>
    <style:style style:name="T258" style:family="text">
      <style:text-properties officeooo:rsid="0090dad2"/>
    </style:style>
    <style:style style:name="T259" style:family="text">
      <style:text-properties officeooo:rsid="009d63e0"/>
    </style:style>
    <style:style style:name="T260" style:family="text">
      <style:text-properties officeooo:rsid="009f13d8"/>
    </style:style>
    <style:style style:name="T261" style:family="text">
      <style:text-properties officeooo:rsid="00a31d07"/>
    </style:style>
    <style:style style:name="T262" style:family="text">
      <style:text-properties style:text-line-through-style="none" style:text-line-through-type="none" officeooo:rsid="00a83eca" style:font-style-asian="normal" style:font-weight-asian="normal" style:font-style-complex="normal" style:font-weight-complex="normal"/>
    </style:style>
    <style:style style:name="T263" style:family="text">
      <style:text-properties style:text-line-through-style="none" style:text-line-through-type="none" officeooo:rsid="00aa0249" style:font-style-asian="normal" style:font-weight-asian="normal" style:font-style-complex="normal" style:font-weight-complex="normal"/>
    </style:style>
    <style:style style:name="T264" style:family="text">
      <style:text-properties officeooo:rsid="00ab2c4a"/>
    </style:style>
    <style:style style:name="T265" style:family="text">
      <style:text-properties officeooo:rsid="00b3c9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64">Section </text:span><text:span text:style-name="T65">1</text:span><text:span text:style-name="T64">: <text:s text:c="15"/></text:span><text:span text:style-name="T65">Citizen</text:span><text:span text:style-name="T64"> Rights and Responsibilities <text:s text:c="25"/></text:span></text:p>
      <text:p text:style-name="P15"><text:span text:style-name="T15">A</text:span><text:span text:style-name="T17">0</text:span><text:span text:style-name="T16">1</text:span><text:span text:style-name="T11">:<text:tab/></text:span><text:span text:style-name="T12">No </text:span><text:span text:style-name="T18">A</text:span><text:span text:style-name="T19">sgardian</text:span><text:span text:style-name="T12"> citizen shall have their freedom of speech or expression taken away from them unless <text:tab/>that freedom infringes on the </text:span><text:span text:style-name="T13">safety</text:span><text:span text:style-name="T12"> of others. All </text:span><text:span text:style-name="T23">A</text:span><text:span text:style-name="T24">sgardians</text:span><text:span text:style-name="T12"> have the right to use any <text:tab/>substance for personal use, so long as that substance does not threaten the </text:span><text:span text:style-name="T14">safety</text:span><text:span text:style-name="T12"> of others. </text:span></text:p>
      <text:p text:style-name="P12"><text:span text:style-name="T32">A</text:span><text:span text:style-name="T30">0</text:span><text:span text:style-name="T32">2:</text:span><text:span text:style-name="T4"> <text:tab/></text:span>All <text:span text:style-name="T238">A</text:span><text:span text:style-name="T239">sgardians</text:span> <text:span text:style-name="T255">have the right</text:span> "by the age of <text:span text:style-name="T4">twenty (Earth years)</text:span>" to vote anonymously <text:span text:style-name="T62">in <text:tab/>elections. Elections will be held on January first through the third of every (Earth year), <text:tab/>which shall be a national holiday. No </text:span><text:span text:style-name="T238">A</text:span><text:span text:style-name="T239">sgardian</text:span><text:span text:style-name="T62"> citizen shall be required to work during the <text:tab/>elections. Every </text:span><text:span text:style-name="T238">A</text:span><text:span text:style-name="T239">sgardian</text:span><text:span text:style-name="T62"> that votes during the elections shall be granted three paid vacation <text:tab/>(Earth days) by their employer.</text:span></text:p>
      <text:p text:style-name="P12"><text:span text:style-name="T32">A</text:span><text:span text:style-name="T30">0</text:span><text:span text:style-name="T35">3</text:span><text:span text:style-name="T32">:</text:span><text:span text:style-name="T4"> <text:tab/></text:span>All <text:span text:style-name="T242">A</text:span><text:span text:style-name="T243">sgardian</text:span> property and privacy shall be respected and protected. No <text:span text:style-name="T238">A</text:span><text:span text:style-name="T239">sgardian</text:span> shall be <text:tab/>recorded in their private dwellings, or have their private conversations recorded by any means <text:tab/>without their explicit permission. No <text:span text:style-name="T242">A</text:span><text:span text:style-name="T243">sgardian</text:span> property sh<text:span text:style-name="T25">all</text:span> be vandalized, destroyed, or <text:tab/>tampered with.</text:p>
      <text:p text:style-name="P12"><text:span text:style-name="T32">A</text:span><text:span text:style-name="T30">0</text:span><text:span text:style-name="T35">4</text:span><text:span text:style-name="T32">:</text:span><text:span text:style-name="T4"> <text:tab/>All </text:span><text:span text:style-name="T238">A</text:span><text:span text:style-name="T239">sgardians</text:span><text:span text:style-name="T4"> have the right to protect themselves, however any weapon determined by the </text:span><text:span text:style-name="T162">COUNCIL <text:tab/>OF LEGISLATION</text:span><text:span text:style-name="T4"> that can damage sensitive equipment, or cause mass death is strictly forbidden <text:tab/>for ownership.</text:span></text:p>
      <text:p text:style-name="P12"><text:span text:style-name="T32">A</text:span><text:span text:style-name="T30">0</text:span><text:span text:style-name="T35">5</text:span><text:span text:style-name="T32">:<text:tab/></text:span><text:span text:style-name="T4">All </text:span><text:span text:style-name="T238">A</text:span><text:span text:style-name="T239">sgardians</text:span><text:span text:style-name="T4"> will have free and equal access to water and food based on rations set by the <text:tab/></text:span><text:span text:style-name="T162">COUNCIL OF LEGISLATION</text:span><text:span text:style-name="T4">. Electricity, internet, healthcare (physical and mental) as well as <text:tab/>education will be provided by the government.</text:span></text:p>
      <text:p text:style-name="P12"><text:span text:style-name="T32">A</text:span><text:span text:style-name="T30">0</text:span><text:span text:style-name="T35">6</text:span><text:span text:style-name="T32">:<text:tab/></text:span>All <text:span text:style-name="T238">A</text:span><text:span text:style-name="T239">sgardians</text:span> have the right to practice any religious belief, so long as that belief does not <text:tab/>cause harm or threaten the security of other <text:span text:style-name="T238">A</text:span><text:span text:style-name="T239">sgardians</text:span>. The <text:span text:style-name="T242">A</text:span><text:span text:style-name="T243">sgardian</text:span> government and all <text:span text:style-name="T242">A</text:span><text:span text:style-name="T243">sgardian</text:span><text:span text:style-name="T239"> <text:tab/></text:span>companies shall not endorse or promote any religious beliefs. There <text:span text:style-name="T256">shall</text:span> complete separation <text:tab/>between church and state.</text:p>
      <text:p text:style-name="P12"><text:span text:style-name="T32">A</text:span><text:span text:style-name="T30">0</text:span><text:span text:style-name="T35">7:</text:span><text:span text:style-name="T4"> <text:tab/></text:span>All <text:span text:style-name="T238">A</text:span><text:span text:style-name="T239">sgardians</text:span>, shall be treated equally under the law. All <text:span text:style-name="T238">A</text:span><text:span text:style-name="T239">sgardians</text:span> will be granted a fair trial <text:tab/>in the event of a crime, or lawsuit <text:span text:style-name="T25">and will be considered innocent until proved guilty by a non <text:tab/>partial jury of their peers</text:span>. Sexism, <text:span text:style-name="T3">racism</text:span>, <text:span text:style-name="T3">homophobia</text:span>, religious <text:span text:style-name="T3">discrimination</text:span>, and caste <text:tab/>based <text:span text:style-name="T3">discrimination</text:span> is strictly forbidden. All <text:span text:style-name="T242">A</text:span><text:span text:style-name="T243">sgardian</text:span> citizens may expose illegal behavior <text:tab/>without risk of prosecution. <text:span text:style-name="T4">No </text:span><text:span text:style-name="T242">A</text:span><text:span text:style-name="T243">sgardian</text:span><text:span text:style-name="T4"> citizen shall be put to death for any crime. The name <text:tab/>of any criminal guilty of a crime shall not be named by the government or by the media. The <text:tab/>media shall not spread false or misleading information to the public, however the media has the <text:tab/>right to appeal any censorship.</text:span></text:p>
      <text:p text:style-name="P13"><text:span text:style-name="T32">A</text:span><text:span text:style-name="T30">0</text:span><text:span text:style-name="T32">8:<text:tab/></text:span><text:span text:style-name="T4">All </text:span><text:span text:style-name="T242">A</text:span><text:span text:style-name="T243">sgardian</text:span><text:span text:style-name="T4"> citizens have the right to a clean environment, free of pollution. Any </text:span><text:span text:style-name="T242">A</text:span><text:span text:style-name="T243">sgardian</text:span><text:span text:style-name="T4"> <text:tab/>citizen that must work in non-clean environments shall have every safety measure taken to <text:tab/>protect them, as well as financial compensation for their hardships. All </text:span><text:span text:style-name="T242">A</text:span><text:span text:style-name="T243">sgardian</text:span><text:span text:style-name="T4"> citizens shall <text:tab/>be vaccinated so long as they are medically capable of vaccination. Every </text:span><text:span text:style-name="T238">A</text:span><text:span text:style-name="T239">sgardian</text:span><text:span text:style-name="T4"> shall (free <text:tab/>of charge) undergo mental, physical, educational, and health based examinations once per (Earth <text:tab/>year) until the age of twenty (Earth years), thereafter evaluations shall be held once every two <text:tab/>(Earth years).</text:span></text:p>
      <text:p text:style-name="P13"><text:span text:style-name="T32">A</text:span><text:span text:style-name="T30">0</text:span><text:span text:style-name="T32">9:<text:tab/></text:span><text:span text:style-name="T4">Marriage shall be considered a written contract between the individuals, if an individual <text:tab/>breaks the contract they shall be held liable as deemed under the contracts conditions. Upon <text:tab/>death, the property and capital of the </text:span><text:span text:style-name="T242">A</text:span><text:span text:style-name="T243">sgardian</text:span><text:span text:style-name="T4"> citizen will be transferred to the individual or <text:tab/>company stated on their will. If there is no will, all belongings and capital shall be <text:tab/>transferred to the government.</text:span></text:p>
      <text:p text:style-name="P2">Section 2: <text:s text:c="15"/>Business Rights and Responsibilities <text:s text:c="25"/></text:p>
      <text:p text:style-name="P10"><text:span text:style-name="T32">A</text:span><text:span text:style-name="T35">01</text:span><text:span text:style-name="T32">:<text:tab/></text:span><text:span text:style-name="T4">Every </text:span><text:span text:style-name="T242">A</text:span><text:span text:style-name="T243">sgardian</text:span><text:span text:style-name="T4"> citizen has the right to patent (free of charge) any invention they created and <text:tab/>send the relevant information to the </text:span><text:span text:style-name="T123">DEPARTMENT OF </text:span><text:span text:style-name="T124">SCIENCE</text:span><text:span text:style-name="T48">.</text:span><text:span text:style-name="T49"> Once a patent has been filed it <text:tab/>will be free to use for non-commercial purposes and accessible by any </text:span><text:span text:style-name="T242">A</text:span><text:span text:style-name="T243">sgardian</text:span><text:span text:style-name="T49"> </text:span><text:span text:style-name="T51">citizen </text:span><text:span text:style-name="T49">(not <text:tab/>including patents declared dangerous by the </text:span><text:span text:style-name="T123">DEPARTMENT OF </text:span><text:span text:style-name="T124">SCIENCE</text:span><text:span text:style-name="T49">). If a company wishes to use <text:tab/>a patent in their product </text:span><text:span text:style-name="T51">or production line </text:span><text:span text:style-name="T49">for commercial purposes they will be required to <text:tab/></text:span><text:span text:style-name="T50">schedule a meeting with the patent holder and the </text:span><text:span text:style-name="T123">DEPARTMENT OF </text:span><text:span text:style-name="T124">SCIENCE </text:span><text:span text:style-name="T50">to discuss and <text:tab/>formulate a fair contract for </text:span><text:span text:style-name="T52">the right of </text:span><text:span text:style-name="T50">use and </text:span><text:span text:style-name="T52">adequate </text:span><text:span text:style-name="T51">compensation.</text:span></text:p>
      <text:p text:style-name="P13"><text:span text:style-name="T32">A</text:span><text:span text:style-name="T35">02</text:span><text:span text:style-name="T32">:<text:tab/></text:span><text:span text:style-name="T48">No </text:span><text:span text:style-name="T242">A</text:span><text:span text:style-name="T243">sgardian</text:span><text:span text:style-name="T48"> citizen shall be permitted to work before the age of twenty </text:span><text:span text:style-name="T53">(Earth years)</text:span><text:span text:style-name="T48">. No <text:tab/></text:span><text:span text:style-name="T242">A</text:span><text:span text:style-name="T243">sgardian</text:span><text:span text:style-name="T48"> citizen shall be forced to work without pay, unless they have been found guilty of a <text:tab/>crime dictated by the </text:span><text:span text:style-name="T146">JUDICIAL COUNCIL</text:span><text:span text:style-name="T48">. Governmental volunteer work shall be compensated for as <text:tab/>a donation towards the government. No </text:span><text:span text:style-name="T242">A</text:span><text:span text:style-name="T243">sgardian</text:span><text:span text:style-name="T48"> citizen shall make more than one hundred times <text:tab/>the minimum wage per </text:span><text:span text:style-name="T53">(Earth </text:span><text:span text:style-name="T48">year</text:span><text:span text:style-name="T53">)</text:span><text:span text:style-name="T48"> after donations by any form of payment. No </text:span><text:span text:style-name="T242">A</text:span><text:span text:style-name="T243">sgardian</text:span><text:span text:style-name="T48"> company <text:tab/>shall force their employees to work for more than thirty-five </text:span><text:span text:style-name="T53">(Earth </text:span><text:span text:style-name="T48">hours</text:span><text:span text:style-name="T53">)</text:span><text:span text:style-name="T48"> per week without <text:tab/>paying overtime equivalent to one and a half</text:span><text:span text:style-name="T10"> </text:span><text:span text:style-name="T5">times their pay until </text:span><text:span text:style-name="T6">reaching</text:span><text:span text:style-name="T5"> </text:span><text:span text:style-name="T6">forty</text:span><text:span text:style-name="T5"> </text:span><text:span text:style-name="T9">(Earth </text:span><text:span text:style-name="T5">hours</text:span><text:span text:style-name="T9">)</text:span><text:span text:style-name="T5">, <text:tab/>after forty </text:span><text:span text:style-name="T9">(Earth </text:span><text:span text:style-name="T5">hours</text:span><text:span text:style-name="T9">)</text:span><text:span text:style-name="T5"> </text:span><text:span text:style-name="T7">any </text:span><text:span text:style-name="T6">additional time worked</text:span><text:span text:style-name="T5"> will </text:span><text:span text:style-name="T8">equivalent to twice their pay</text:span><text:span text:style-name="T5">.</text:span><text:span text:style-name="T48"> All <text:tab/></text:span><text:span text:style-name="T242">A</text:span><text:span text:style-name="T243">sgardian</text:span><text:span text:style-name="T48"> citizens shall be granted a one </text:span><text:span text:style-name="T53">(Earth </text:span><text:span text:style-name="T48">hour</text:span><text:span text:style-name="T53">)</text:span><text:span text:style-name="T48"> break every four </text:span><text:span text:style-name="T53">(Earth </text:span><text:span text:style-name="T48">hours</text:span><text:span text:style-name="T53">)</text:span><text:span text:style-name="T48">.</text:span></text:p>
      <text:p text:style-name="P13"><text:span text:style-name="T32">A</text:span><text:span text:style-name="T31">0</text:span><text:span text:style-name="T35">3</text:span><text:span text:style-name="T31">:</text:span><text:span text:style-name="T4"> <text:tab/>All </text:span><text:span text:style-name="T242">A</text:span><text:span text:style-name="T243">sgardian</text:span><text:span text:style-name="T4"> companies, or companies doing business in </text:span><text:span text:style-name="T242">A</text:span><text:span text:style-name="T243">sgardia</text:span><text:span text:style-name="T4"> shall be held accountable for any <text:tab/>damages committed by that company. Companies will be held to the accountability and standards of <text:tab/>all rights dictated in the </text:span><text:span text:style-name="T202">CITIZENS</text:span><text:span text:style-name="T203"> RIGHTS </text:span><text:span text:style-name="T204">AND RESPONSIBILITIES</text:span><text:span text:style-name="T4"> towards </text:span><text:span text:style-name="T242">A</text:span><text:span text:style-name="T243">sgardian</text:span><text:span text:style-name="T4"> citizens. <text:tab/>Leaders of the companies will be punishable for their companies failure to follow the laws. <text:tab/>Planned obsolescence, and false advertisement is strictly forbidden. No </text:span><text:span text:style-name="T242">A</text:span><text:span text:style-name="T243">sgardian</text:span><text:span text:style-name="T4"> company shall <text:tab/>be bailed out by the government. Companies that wish to use automation will be required to have <text:tab/>donated the amount stated by the </text:span><text:span text:style-name="T162">COUNCIL OF LEGISLATION</text:span><text:span text:style-name="T4"> for permission to due so.</text:span></text:p>
      <text:p text:style-name="P3"><text:soft-page-break/>Section 3:<text:tab/><text:tab/><text:tab/> <text:s text:c="2"/>Governmental Rights and Responsibilities <text:s text:c="20"/></text:p>
      <text:p text:style-name="P13"><text:span text:style-name="T33">A</text:span><text:span text:style-name="T31">01:</text:span><text:span text:style-name="T4"> <text:tab/>The </text:span><text:span text:style-name="T242">A</text:span><text:span text:style-name="T243">sgardian</text:span><text:span text:style-name="T4"> governmental budget will be monthly donate-able by </text:span><text:span text:style-name="T242">A</text:span><text:span text:style-name="T243">sgardian</text:span><text:span text:style-name="T4"> Citizens. </text:span><text:span text:style-name="T242">A</text:span><text:span text:style-name="T243">sgardian</text:span><text:span text:style-name="T4"> <text:tab/>citizenship requires monthly donations to the government, at the citizens discretion. All <text:tab/></text:span><text:span text:style-name="T242">A</text:span><text:span text:style-name="T243">sgardian</text:span><text:span text:style-name="T4"> citizens shall have the right to appeal any withdrawal of citizenship by the <text:tab/>government. No citizen of </text:span><text:span text:style-name="T242">A</text:span><text:span text:style-name="T243">sgardia</text:span><text:span text:style-name="T4"> shall be forced to pay any tax, however if a citizen of <text:tab/></text:span><text:span text:style-name="T242">A</text:span><text:span text:style-name="T243">sgardia</text:span><text:span text:style-name="T4"> causes damages to </text:span><text:span text:style-name="T242">A</text:span><text:span text:style-name="T243">sgardian</text:span><text:span text:style-name="T4"> property, or fellow </text:span><text:span text:style-name="T238">A</text:span><text:span text:style-name="T239">sgardian</text:span><text:span text:style-name="T240">s</text:span><text:span text:style-name="T4"> they shall be liable for those <text:tab/>damages as dictated by the </text:span><text:span text:style-name="T162">COUNCIL OF LEGISLATION</text:span><text:span text:style-name="T4">, and the </text:span><text:span text:style-name="T146">JUDICIAL COUNCIL</text:span><text:span text:style-name="T4">.</text:span></text:p>
      <text:p text:style-name="P43"><text:span text:style-name="T33">A</text:span><text:span text:style-name="T31">0</text:span><text:span text:style-name="T32">2:</text:span><text:span text:style-name="T26"> <text:tab/>The </text:span><text:span text:style-name="T242">A</text:span><text:span text:style-name="T243">sgardian</text:span><text:span text:style-name="T26"> budget will be regulated by the </text:span><text:span text:style-name="T146">JUDICIAL COUNCIL</text:span><text:span text:style-name="T26">, which will regulated the <text:tab/>budgeting for each branch. Excess funds not used by the branches will be put into the reserves. <text:tab/>Funds in the reserves can only be used for emergency situations as deemed by the </text:span><text:span text:style-name="T146">JUDICIAL <text:tab/></text:span><text:span text:style-name="T148">Branch</text:span><text:span text:style-name="T26">. The </text:span><text:span text:style-name="T242">A</text:span><text:span text:style-name="T243">sgardian</text:span><text:span text:style-name="T26"> government cannot take on debt, in the event of a budget deficit, the <text:tab/></text:span><text:span text:style-name="T242">A</text:span><text:span text:style-name="T243">sgardian</text:span><text:span text:style-name="T26"> government will be considered incompetent and the </text:span><text:span text:style-name="T115">CIVILIAN COUNCIL</text:span><text:span text:style-name="T26"> shall have the right <text:tab/>to elect a new government. </text:span><text:span text:style-name="T242">A</text:span><text:span text:style-name="T243">sgardian</text:span><text:span text:style-name="T26"> government officials may not use </text:span><text:span text:style-name="T242">A</text:span><text:span text:style-name="T243">sgardian</text:span><text:span text:style-name="T26"> funds for any <text:tab/>personal expenses. No </text:span><text:span text:style-name="T242">A</text:span><text:span text:style-name="T243">sgardian </text:span><text:span text:style-name="T26">government official may mislead or lie to the public. The <text:tab/></text:span><text:span text:style-name="T242">A</text:span><text:span text:style-name="T243">sgardian</text:span><text:span text:style-name="T26"> currency will have a direct backing. </text:span><text:span text:style-name="T242">A</text:span><text:span text:style-name="T243">sgardian</text:span><text:span text:style-name="T26"> government officials may not accept any <text:tab/>corporate or private donations. The minimum percentage of capital given to the </text:span><text:span text:style-name="T242">A</text:span><text:span text:style-name="T243">sgardian</text:span><text:span text:style-name="T26"> branches <text:tab/>is found in the graphic below, while five percent of the capital will be stockpiled into the <text:tab/>reserves.</text:span></text:p>
      <text:p text:style-name="P13"><text:span text:style-name="T33">A</text:span><text:span text:style-name="T31">0</text:span><text:span text:style-name="T32">3:</text:span><text:span text:style-name="T63"> <text:tab/></text:span><text:span text:style-name="T242">A</text:span><text:span text:style-name="T243">sgardia</text:span> is divided into five <text:span text:style-name="T3">separate</text:span> branches of government, these include the <text:span text:style-name="T177">EXECUTIVE <text:tab/>BRANCH</text:span>, <text:span text:style-name="T161">LEGISLATIVE BRANCH</text:span>, <text:span text:style-name="T142">JUDICIAL BRANCH</text:span>, <text:span text:style-name="T121">SCIENTIFIC</text:span><text:span text:style-name="T120"> BRANCH</text:span> <text:span text:style-name="T47">and </text:span><text:span text:style-name="T114">CI</text:span><text:span text:style-name="T252">VIL</text:span><text:span text:style-name="T114">IAN BRANCH</text:span><text:span text:style-name="T47">. Every branch <text:tab/>has specific responsibilities and cannot interfere or take on the responsibilities of another.</text:span>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22">EXECUTIVE BRANCH</text:p>
          </table:table-cell>
          <table:covered-table-cell/>
          <table:table-cell table:style-name="Table1.C1" office:value-type="string">
            <text:p text:style-name="P19">Minimum Funds: 05%</text:p>
          </table:table-cell>
        </table:table-row>
        <table:table-row table:style-name="Table1.1">
          <table:table-cell table:style-name="Table1.A2" office:value-type="string">
            <text:p text:style-name="P23"><text:span text:style-name="T46">COUNCIL</text:span> OF RELATIONS</text:p>
          </table:table-cell>
          <table:table-cell table:style-name="Table1.B2" table:number-columns-spanned="2" office:value-type="string">
            <text:p text:style-name="P54"><text:span text:style-name="T190">PRESIDENT</text:span> – <text:span text:style-name="T193">VICE PRESIDENT</text:span>– <text:s/>FOREIGN <text:span text:style-name="T56">AND</text:span> DOMESTIC RELATIONS – <text:span text:style-name="T44">MANAGE</text:span><text:span text:style-name="T172"> </text:span><text:span text:style-name="T176">DEPARTMENT OF DEFENSE</text:span><text:span text:style-name="T44"> – IMPEACH </text:span><text:span text:style-name="T158">JUDGES</text:span><text:span text:style-name="T20"> – MANAGE</text:span><text:span text:style-name="T21"> </text:span><text:span text:style-name="T22">DEPARTMENT OF TRAD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3">DEPARTMENT OF DEFENSE</text:p>
          </table:table-cell>
          <table:table-cell table:style-name="Table1.B4" table:number-columns-spanned="2" office:value-type="string">
            <text:p text:style-name="P34">PROTECTION FROM EXTERNAL <text:span text:style-name="T45">AND DOMESTIC</text:span> THREATS – <text:span text:style-name="T45">ENFORCE LAWS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4">DEPARTMENT OF TRADE</text:p>
          </table:table-cell>
          <table:table-cell table:style-name="Table1.B4" table:number-columns-spanned="2" office:value-type="string">
            <text:p text:style-name="P32">DOMESTIC AND FOREIGN TRADE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51">LEGISLATIVE BRANCH</text:p>
          </table:table-cell>
          <table:covered-table-cell/>
          <table:table-cell table:style-name="Table1.C5" office:value-type="string">
            <text:p text:style-name="P19">Minimum Funds: 05%</text:p>
          </table:table-cell>
        </table:table-row>
        <table:table-row table:style-name="Table1.1">
          <table:table-cell table:style-name="Table1.A2" office:value-type="string">
            <text:p text:style-name="P25"><text:span text:style-name="T46">COUNCIL</text:span> OF LEGISLATION</text:p>
          </table:table-cell>
          <table:table-cell table:style-name="Table1.C5" table:number-columns-spanned="2" office:value-type="string">
            <text:p text:style-name="P52"><text:span text:style-name="T232">DIRECTOR OF LEGISLATION</text:span><text:span text:style-name="T175"> – <text:s/></text:span><text:span text:style-name="T229">LEGISLATORS</text:span><text:span text:style-name="T175"> – </text:span><text:span text:style-name="T173">CREATE LAWS – ELECT </text:span><text:span text:style-name="T159">JUDGES</text:span><text:span text:style-name="T173"> – </text:span><text:span text:style-name="T174">VETO </text:span><text:span text:style-name="T130">D</text:span><text:span text:style-name="T128">EPARTMENT OF </text:span><text:span text:style-name="T129">SCIENC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6">JUDICIAL BRANCH</text:p>
          </table:table-cell>
          <table:covered-table-cell/>
          <table:table-cell table:style-name="Table1.C5" office:value-type="string">
            <text:p text:style-name="P19">Minimum Funds: 05%</text:p>
          </table:table-cell>
        </table:table-row>
        <table:table-row table:style-name="Table1.1">
          <table:table-cell table:style-name="Table1.A2" office:value-type="string">
            <text:p text:style-name="P27">JUDICIAL COUNCIL</text:p>
          </table:table-cell>
          <table:table-cell table:style-name="Table1.C5" table:number-columns-spanned="2" office:value-type="string">
            <text:p text:style-name="P31"><text:span text:style-name="T261">SUPREME COURT – LOWER COURT – </text:span>VETO <text:span text:style-name="T163">COUNCIL</text:span><text:span text:style-name="T160"> OF LEGISLATION</text:span> – MANAGE <text:span text:style-name="T141">DEPARTMENT OF FINANCE</text:span> – <text:span text:style-name="T259">MANAGE </text:span><text:span text:style-name="T151">DEPARTMENT OF LAW</text:span><text:span text:style-name="T46"> – </text:span>ELECT <text:span text:style-name="T194">PRESIDENT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7">DEPARTMENT OF FINANCES</text:p>
          </table:table-cell>
          <table:table-cell table:style-name="Table1.C5" table:number-columns-spanned="2" office:value-type="string">
            <text:p text:style-name="P17">DISTRIBUTION OF FINANCES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28"><text:span text:style-name="T46">DEPARTMENT</text:span> OF LAW</text:p>
          </table:table-cell>
          <table:table-cell table:style-name="Table1.C5" table:number-columns-spanned="2" office:value-type="string">
            <text:p text:style-name="P17">DOMESTIC AND FOREIGN LAWSUITS – <text:span text:style-name="T260">JAILS – COURTS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9"><text:span text:style-name="T29">SCIENTIFIC</text:span><text:span text:style-name="T27"> BRANCH</text:span></text:p>
          </table:table-cell>
          <table:covered-table-cell/>
          <table:table-cell table:style-name="Table1.C5" office:value-type="string">
            <text:p text:style-name="P19">Minimum Funds: 25%</text:p>
          </table:table-cell>
        </table:table-row>
        <table:table-row table:style-name="Table1.1">
          <table:table-cell table:style-name="Table1.A2" office:value-type="string">
            <text:p text:style-name="P30"><text:span text:style-name="T46">COUNCIL </text:span>OF SCIENCE</text:p>
          </table:table-cell>
          <table:table-cell table:style-name="Table1.C5" table:number-columns-spanned="2" office:value-type="string">
            <text:p text:style-name="P53"><text:span text:style-name="T139">FIELD LEADERS – </text:span>VETO <text:span text:style-name="T181">COUNCIL OF RELATIONS</text:span> – <text:span text:style-name="T211">NOMINATE</text:span> <text:span text:style-name="T194">PRESIDENT</text:span> – <text:span text:style-name="T211">NOMINATE</text:span> <text:span text:style-name="T159">JUDGES</text:span> – <text:span text:style-name="T45">MANAGE </text:span><text:span text:style-name="T131">DEPARTMENT OF SCIENC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0">DEPARTMENT OF <text:span text:style-name="T46">SCIENCE</text:span></text:p>
          </table:table-cell>
          <table:table-cell table:style-name="Table1.C5" table:number-columns-spanned="2" office:value-type="string">
            <text:p text:style-name="P16">TECHNOLOGIES – SCIENCE – CULTURE – ETHICS – RESOURCE MANAGEMENT – LOGISTICS – SAFETY – EDUCATION – HEALTH – ENVIRONMENTAL PROTECTION – SANITATION – EFFICIENCY – EXPLORATION – PATENTS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20"><text:span text:style-name="T28">CIVILIAN</text:span><text:span text:style-name="T27"> BRANCH (ALL </text:span><text:span text:style-name="T250">A</text:span><text:span text:style-name="T251">sgardian</text:span><text:span text:style-name="T27"> CITIZENS)</text:span></text:p>
          </table:table-cell>
          <table:covered-table-cell/>
          <table:table-cell table:style-name="Table1.C5" office:value-type="string">
            <text:p text:style-name="P19">Minimum Funds: 05%</text:p>
          </table:table-cell>
        </table:table-row>
        <table:table-row table:style-name="Table1.15">
          <table:table-cell table:style-name="Table1.A2" office:value-type="string">
            <text:p text:style-name="P21">CIVILIAN COUNCIL</text:p>
          </table:table-cell>
          <table:table-cell table:style-name="Table1.C5" table:number-columns-spanned="2" office:value-type="string">
            <text:p text:style-name="P18"><text:span text:style-name="T253">GUARDIANS</text:span><text:span text:style-name="T265"> – </text:span>ENSURE FAIR ELECTIONS – REPRESENT <text:span text:style-name="T248">A</text:span><text:span text:style-name="T249">sgardian</text:span> CITIZENS – <text:span text:style-name="T226">NOMINATE/</text:span>ELECT <text:span text:style-name="T160">COUNCIL OF LEGISLATI</text:span><text:span text:style-name="T164">ON</text:span> – <text:span text:style-name="T226">NOMINATE/</text:span>ELECT <text:span text:style-name="T119">COUNCIL OF SCIENCE</text:span> – <text:span text:style-name="T60">IMPEACH </text:span><text:span text:style-name="T191">PRESIDENT </text:span><text:span text:style-name="T230">– </text:span><text:span text:style-name="T231">PROTESTS</text:span></text:p>
          </table:table-cell>
          <table:covered-table-cell/>
        </table:table-row>
      </table:table>
      <text:p text:style-name="P7"/>
      <text:p text:style-name="P4"/>
      <text:p text:style-name="P2"/>
      <text:p text:style-name="P2"/>
      <text:p text:style-name="P5"><text:soft-page-break/><text:span text:style-name="T66">Section 4: <text:s text:c="11"/></text:span><text:span text:style-name="T201">Executive Branch</text:span><text:span text:style-name="T66"> Rights and Responsibilities <text:s text:c="20"/></text:span></text:p>
      <text:p text:style-name="P38"><text:span text:style-name="T33">A</text:span><text:span text:style-name="T31">0</text:span><text:span text:style-name="T27">1:</text:span> <text:tab/><text:span text:style-name="T54">Every </text:span><text:span text:style-name="T186">PRESIDENT</text:span><text:span text:style-name="T54"> of </text:span><text:span text:style-name="T242">A</text:span><text:span text:style-name="T243">sgardia</text:span><text:span text:style-name="T54"> is limited to only one term in office and subject to all </text:span><text:span text:style-name="T242">A</text:span><text:span text:style-name="T243">sgardian</text:span><text:span text:style-name="T54"> <text:tab/>laws. </text:span>The <text:span text:style-name="T242">A</text:span><text:span text:style-name="T243">sgardian</text:span> <text:span text:style-name="T185">PRESIDENT</text:span> shall be at least thirty-five <text:span text:style-name="T257">(Earth </text:span>years<text:span text:style-name="T257">)</text:span> <text:span text:style-name="T54">old, an </text:span><text:span text:style-name="T242">A</text:span><text:span text:style-name="T243">sgardian</text:span><text:span text:style-name="T54"> <text:tab/>citizen and has no military background unless in the event of a mass death, impeachment, or <text:tab/>impairment event</text:span>. <text:span text:style-name="T54">Five p</text:span>residential candidate<text:span text:style-name="T55">s</text:span> shall be <text:span text:style-name="T211">nominat</text:span>ed by the <text:span text:style-name="T122">COUNCIL OF SCIENCE</text:span> <text:tab/><text:span text:style-name="T54">once every five (Earth </text:span>years<text:span text:style-name="T257">).</text:span> <text:span text:style-name="T54">The </text:span><text:span text:style-name="T81">LOWER COURT</text:span><text:span text:style-name="T54"> shall review all candidates and within <text:tab/>thirty-one (Earth day</text:span>s<text:span text:style-name="T257">) elect one candidate to be </text:span><text:span text:style-name="T188">PRESIDEN</text:span><text:span text:style-name="T189">T</text:span><text:span text:style-name="T257"> and one for </text:span><text:span text:style-name="T186">VICE PRESIDENT</text:span><text:span text:style-name="T54">. The <text:tab/></text:span><text:span text:style-name="T114">CIVILIAN </text:span><text:span text:style-name="T116">COUNCIL</text:span><text:span text:style-name="T54"> may impeach the </text:span><text:span text:style-name="T186">PRESIDENT</text:span><text:span text:style-name="T54"> of </text:span><text:span text:style-name="T242">A</text:span><text:span text:style-name="T243">sgardia </text:span><text:span text:style-name="T54">at any time with sixty-five percent of <text:tab/>votes in favor of removal. In the event of death, impeachment, or medical impairment the </text:span><text:span text:style-name="T233">VICE</text:span><text:span text:style-name="T228"> <text:tab/></text:span><text:span text:style-name="T186">PRESIDENT</text:span><text:span text:style-name="T54"> shall take over the role of presidency to which five new vice presidential candidates <text:tab/>shall be </text:span><text:span text:style-name="T211">nominat</text:span><text:span text:style-name="T54">ed by the </text:span><text:span text:style-name="T122">COUNCIL OF SCIENCE</text:span><text:span text:style-name="T54"> within thirty-one (Earth day</text:span>s<text:span text:style-name="T257">), and elected by <text:tab/>the </text:span><text:span text:style-name="T146">JUDICIAL COUNCIL</text:span><text:span text:style-name="T54"> within thirty-one (Earth day</text:span>s<text:span text:style-name="T257">) thereafter. In the event that </text:span><text:span text:style-name="T186">PRESIDENT</text:span><text:span text:style-name="T54"> <text:tab/>shall die, be impeached, or suffer medical impairment without a </text:span><text:span text:style-name="T186">VICE PRESIDENT</text:span><text:span text:style-name="T54"> available the <text:tab/></text:span><text:span text:style-name="T167">DIRECTOR OF LEGISLATION</text:span><text:span text:style-name="T54"> of the </text:span><text:span text:style-name="T162">COUNCIL OF LEGISLATION</text:span><text:span text:style-name="T54"> will take over Presidency until the <text:tab/></text:span><text:span text:style-name="T122">COUNCIL OF SCIENCE</text:span><text:span text:style-name="T54"> elects replacements within thirty-one (Earth day</text:span>s<text:span text:style-name="T257">), and the </text:span><text:span text:style-name="T146">JUDICIAL COUNCIL</text:span><text:span text:style-name="T54"> <text:tab/>elect the replacements within thirty-one (Earth day</text:span>s<text:span text:style-name="T257">). In a mass death, impeachment, or medical <text:tab/>impairment event Presidency shall be given to the highest ranking member of the </text:span><text:span text:style-name="T162">COUNCIL OF <text:tab/>LEGISLATION</text:span><text:span text:style-name="T54">, if no members remain then it will be granted to the highest ranking member of the <text:tab/></text:span><text:span text:style-name="T146">JUDICIAL COUNCIL</text:span><text:span text:style-name="T54">, if no members remain then it will be passed onto the highest ranking member of <text:tab/>the </text:span><text:span text:style-name="T122">COUNCIL OF SCIENCE</text:span><text:span text:style-name="T54"> until a new </text:span><text:span text:style-name="T186">PRESIDENT</text:span><text:span text:style-name="T54"> and </text:span><text:span text:style-name="T186">VICE</text:span><text:span text:style-name="T192"> </text:span><text:span text:style-name="T186">PRESIDENT</text:span><text:span text:style-name="T54"> can be elected following the <text:tab/>previous rules stated.</text:span></text:p>
      <text:p text:style-name="P8"><text:span text:style-name="T33">A</text:span><text:span text:style-name="T31">0</text:span><text:span text:style-name="T33">2</text:span><text:span text:style-name="T34">:</text:span> <text:tab/><text:span text:style-name="T57">The </text:span><text:span text:style-name="T186">PRESIDENT</text:span><text:span text:style-name="T57"> of </text:span><text:span text:style-name="T242">A</text:span><text:span text:style-name="T243">sgardia</text:span><text:span text:style-name="T57"> shall </text:span><text:span text:style-name="T211">nominate</text:span><text:span text:style-name="T57"> </text:span><text:span text:style-name="T242">A</text:span><text:span text:style-name="T243">sgardian</text:span><text:span text:style-name="T57"> </text:span><text:span text:style-name="T234">AMBASSADORS</text:span><text:span text:style-name="T57">, as well as the heads of the <text:tab/></text:span><text:span text:style-name="T178">DEPARTMENT OF DEFENSE</text:span><text:span text:style-name="T57">. The </text:span><text:span text:style-name="T186">PRESIDENT</text:span><text:span text:style-name="T57"> of </text:span><text:span text:style-name="T242">A</text:span><text:span text:style-name="T243">sgardia</text:span><text:span text:style-name="T57"> shall manage foreign and domestic relations, to <text:tab/>ensure the peace and order of </text:span><text:span text:style-name="T242">A</text:span><text:span text:style-name="T243">sgardia</text:span><text:span text:style-name="T57">. The </text:span><text:span text:style-name="T186">PRESIDENT</text:span><text:span text:style-name="T57"> shall be in ultimate control of the defense <text:tab/>of </text:span><text:span text:style-name="T242">A</text:span><text:span text:style-name="T243">sgardia</text:span><text:span text:style-name="T57">, however the </text:span><text:span text:style-name="T186">PRESIDENT</text:span><text:span text:style-name="T57"> of </text:span><text:span text:style-name="T242">A</text:span><text:span text:style-name="T243">sgardia</text:span><text:span text:style-name="T57"> shall not threaten any act of war or hostilities <text:tab/>against a foreign power or the </text:span><text:span text:style-name="T242">A</text:span><text:span text:style-name="T243">sgardia</text:span><text:span text:style-name="T244">n</text:span><text:span text:style-name="T57"> people. The </text:span><text:span text:style-name="T186">PRESIDENT</text:span><text:span text:style-name="T57"> of </text:span><text:span text:style-name="T242">A</text:span><text:span text:style-name="T243">sgardia</text:span><text:span text:style-name="T57"> has the right to <text:tab/>impeach a </text:span><text:span text:style-name="T157">JUDGE</text:span><text:span text:style-name="T57"> of the </text:span><text:span text:style-name="T146">JUDICIAL COUNCIL</text:span><text:span text:style-name="T57">. The </text:span><text:span text:style-name="T186">PRESIDENT</text:span><text:span text:style-name="T57"> of </text:span><text:span text:style-name="T242">A</text:span><text:span text:style-name="T243">sgardia</text:span><text:span text:style-name="T57"> shall hold peaceful diplomacy <text:tab/>as the key to progress and the advancement as a society.</text:span></text:p>
      <text:p text:style-name="P11"><text:span text:style-name="T33">A</text:span><text:span text:style-name="T31">0</text:span><text:span text:style-name="T33">3</text:span><text:span text:style-name="T34">:</text:span> <text:tab/>The <text:span text:style-name="T178">DEPARTMENT OF DEFENSE</text:span> shall ensure the safety and order of <text:span text:style-name="T242">A</text:span><text:span text:style-name="T243">sgardia</text:span>. The <text:span text:style-name="T178">DEPARTMENT OF <text:tab/>DEFENSE</text:span> shall be responsible for <text:span text:style-name="T59">citizen</text:span> security, domestic and foreign threats, bio-hazard <text:tab/>defense, <text:span text:style-name="T59">space station</text:span> defense, weapons of mass destruction defense, <text:span text:style-name="T61">cyber security, planetary <text:tab/>defense, solar defense, interstellar defense</text:span> and any additional threat dictated by the <text:span text:style-name="T162">COUNCIL <text:tab/>OF LEGISLATION</text:span>. <text:span text:style-name="T58">The heads of the </text:span><text:span text:style-name="T178">DEPARTMENT OF DEFENSE</text:span><text:span text:style-name="T58"> shall hire the required and best <text:tab/>qualified staff to fill any vacancies or positions available.</text:span></text:p>
      <text:p text:style-name="P9"><text:span text:style-name="T33">A</text:span><text:span text:style-name="T31">0</text:span><text:span text:style-name="T33">4</text:span><text:span text:style-name="T34">:</text:span> <text:tab/>The <text:span text:style-name="T177">DEPARTMENT OF TRADE</text:span> shall ensure that the exchange of goods both domestic and foreign <text:tab/>complies with the laws dictated by the <text:span text:style-name="T162">COUNCIL OF LEGISLATION</text:span>. The <text:span text:style-name="T186">PRESIDENT</text:span> of <text:span text:style-name="T241">A</text:span><text:span text:style-name="T243">sgardia</text:span><text:span text:style-name="T227"> </text:span>shall <text:tab/>have ultimate control of <text:span text:style-name="T264">the </text:span><text:span text:style-name="T177">DEPARTMENT OF TRADE</text:span>, and can elect the heads of it. The heads of <text:tab/>the <text:span text:style-name="T177">DEPARTMENT OF TRADE</text:span> shall <text:span text:style-name="T58">hire the required and best qualified staff to fill any vacancies <text:tab/>or positions available.</text:span></text:p>
      <text:p text:style-name="P5"><text:span text:style-name="T66">Section </text:span><text:span text:style-name="T67">5</text:span><text:span text:style-name="T66">:<text:tab/><text:tab/><text:tab/> </text:span><text:span text:style-name="T67">Legislative</text:span><text:span text:style-name="T201"> Branch</text:span><text:span text:style-name="T66"> Rights and Responsibilities <text:s text:c="20"/></text:span></text:p>
      <text:p text:style-name="P39"><text:span text:style-name="T33">A</text:span><text:span text:style-name="T31">0</text:span><text:span text:style-name="T33">1</text:span><text:span text:style-name="T34">:</text:span> <text:tab/><text:span text:style-name="T61">The </text:span><text:span text:style-name="T162">COUNCIL OF LEGISLATION</text:span><text:span text:style-name="T61"> shall be divided into an </text:span><text:span text:style-name="T38">UPPER</text:span><text:span text:style-name="T61">, </text:span><text:span text:style-name="T43">MIDDLE</text:span><text:span text:style-name="T61"> and </text:span><text:span text:style-name="T38">LOWER HOUSE</text:span><text:span text:style-name="T61"> (per star <text:tab/>system). The </text:span><text:span text:style-name="T38">UPPER HOUSE</text:span><text:span text:style-name="T61"> shall comprise of twenty-five </text:span><text:span text:style-name="T168">LEGISLATORS</text:span><text:span text:style-name="T61"> voted into office by the <text:tab/></text:span><text:span text:style-name="T38">MIDDLE HOUSE</text:span><text:span text:style-name="T61"> once every fifteen (Earth years). The </text:span><text:span text:style-name="T38">MIDDLE HOUSE</text:span><text:span text:style-name="T61"> shall comprise of one </text:span><text:span text:style-name="T168">LEGISLATOR</text:span><text:span text:style-name="T61"> <text:tab/>per one-hundred-thousand </text:span><text:span text:style-name="T238">A</text:span><text:span text:style-name="T239">sgardian</text:span><text:span text:style-name="T240">s </text:span><text:span text:style-name="T61">(with no more than seventy-five in office per star system) <text:tab/>voted into office by the </text:span><text:span text:style-name="T38">LOWER HOUSE </text:span><text:span text:style-name="T212">every ten (Earth </text:span><text:span text:style-name="T213">years</text:span><text:span text:style-name="T212">)</text:span><text:span text:style-name="T61">. The </text:span><text:span text:style-name="T38">LOWER HOUSE</text:span><text:span text:style-name="T61"> shall comprise of <text:tab/>one </text:span><text:span text:style-name="T168">LEGISLATOR</text:span><text:span text:style-name="T61"> per ten-thousand </text:span><text:span text:style-name="T238">A</text:span><text:span text:style-name="T239">sgardian</text:span><text:span text:style-name="T240">s</text:span><text:span text:style-name="T237"> </text:span><text:span text:style-name="T61">(with no more than five-hundred-fifty-five in office <text:tab/>per star system) and are nominated and elected by the </text:span><text:span text:style-name="T117">CIVILIAN </text:span><text:span text:style-name="T118">COUNCIL </text:span><text:span text:style-name="T86">once every five </text:span><text:span text:style-name="T89">(Earth <text:tab/></text:span><text:span text:style-name="T88">years</text:span><text:span text:style-name="T89">)</text:span><text:span text:style-name="T61">. The head of the </text:span><text:span text:style-name="T162">COUNCIL OF LEGISLATION </text:span><text:span text:style-name="T210">(per star system)</text:span><text:span text:style-name="T37"> </text:span><text:span text:style-name="T205">is the </text:span><text:span text:style-name="T167">DIRECTOR OF LEGISLATION</text:span><text:span text:style-name="T205">. <text:tab/></text:span><text:span text:style-name="T209">Three</text:span><text:span text:style-name="T206"> potential</text:span><text:span text:style-name="T205"> </text:span><text:span text:style-name="T167">DIRECTORS OF LEGISLATION</text:span><text:span text:style-name="T205"> </text:span><text:span text:style-name="T206">are</text:span><text:span text:style-name="T205"> </text:span><text:span text:style-name="T211">nominat</text:span><text:span text:style-name="T206">ed</text:span><text:span text:style-name="T205"> by </text:span><text:span text:style-name="T209">vote of </text:span><text:span text:style-name="T205">the </text:span><text:span text:style-name="T39">LOWER HOUSE</text:span><text:span text:style-name="T205"> once every <text:tab/>five </text:span><text:span text:style-name="T212">(Earth </text:span><text:span text:style-name="T213">years</text:span><text:span text:style-name="T212">)</text:span><text:span text:style-name="T205">, </text:span><text:span text:style-name="T206">t</text:span><text:span text:style-name="T208">he</text:span><text:span text:style-name="T206"> </text:span><text:span text:style-name="T36">UPPER HOUSE</text:span><text:span text:style-name="T206"> will vote for the </text:span><text:span text:style-name="T167">DIRECTOR OF LEGISLATION</text:span><text:span text:style-name="T208">,</text:span><text:span text:style-name="T206"> </text:span><text:span text:style-name="T209">and t</text:span><text:span text:style-name="T206">he <text:tab/></text:span><text:span text:style-name="T209">individual</text:span><text:span text:style-name="T206"> with the most votes is elected. The </text:span><text:span text:style-name="T167">DIRECTOR OF LEGISLATION</text:span><text:span text:style-name="T206"> may only serve one term. <text:tab/></text:span><text:span text:style-name="T207">The </text:span><text:span text:style-name="T167">DIRECTOR OF LEGISLATION</text:span><text:span text:style-name="T207"> is in charge of order within the </text:span><text:span text:style-name="T162">COUNCIL OF LEGISLATION</text:span><text:span text:style-name="T30">. </text:span><text:span text:style-name="T207">Th</text:span><text:span text:style-name="T206">e <text:tab/></text:span><text:span text:style-name="T167">DIRECTOR OF LEGISLATION</text:span><text:span text:style-name="T206"> </text:span><text:span text:style-name="T207">is also responsible for working with the </text:span><text:span text:style-name="T179">COUNCIL</text:span><text:span text:style-name="T180"> OF RELATIONS</text:span><text:span text:style-name="T200">, </text:span><text:span text:style-name="T146">JUDICIAL <text:tab/>COUNCI</text:span><text:span text:style-name="T147">L</text:span><text:span text:style-name="T84">,</text:span><text:span text:style-name="T147"> </text:span><text:span text:style-name="T132">COUNCIL OF SCIENCE</text:span><text:span text:style-name="T70"> </text:span><text:span text:style-name="T84">and the</text:span><text:span text:style-name="T133"> </text:span><text:span text:style-name="T117">CIVILIAN </text:span><text:span text:style-name="T118">COUNCIL</text:span><text:span text:style-name="T71">. </text:span><text:span text:style-name="T85">The </text:span><text:span text:style-name="T72">LOWER HOUSE</text:span><text:span text:style-name="T85"> has the right to impeach <text:tab/>the </text:span><text:span text:style-name="T169">DIRECTOR OF LEGISLATION</text:span><text:span text:style-name="T85"> with a sixty-five percent vote.</text:span></text:p>
      <text:p text:style-name="P41"><text:span text:style-name="T71">A</text:span><text:span text:style-name="T69">02: <text:tab/></text:span><text:span text:style-name="T86">The </text:span><text:span text:style-name="T165">COUNCIL OF LEGISLATION</text:span><text:span text:style-name="T86"> shall be responsible for creating </text:span><text:span text:style-name="T242">A</text:span><text:span text:style-name="T243">sgardia</text:span><text:span text:style-name="T244">n</text:span><text:span text:style-name="T86"> Laws. </text:span><text:span text:style-name="T87">Laws created by the <text:tab/></text:span><text:span text:style-name="T165">COUNCIL OF LEGISLATION</text:span><text:span text:style-name="T87"> will be enforced in the star system it was created in </text:span><text:span text:style-name="T90">by the </text:span><text:span text:style-name="T182">COUNCIL</text:span><text:span text:style-name="T183"> OF <text:tab/>RELATIONS </text:span><text:span text:style-name="T90">and the</text:span><text:span text:style-name="T184"> </text:span><text:span text:style-name="T146">JUDICIAL COUNCI</text:span><text:span text:style-name="T147">L</text:span><text:span text:style-name="T87">. </text:span><text:span text:style-name="T90">The </text:span><text:span text:style-name="T165">COUNCIL OF LEGISLATION </text:span><text:span text:style-name="T90">shall make no laws </text:span><text:span text:style-name="T92">in violation <text:tab/>of the </text:span><text:span text:style-name="T242">A</text:span><text:span text:style-name="T243">sgardian</text:span><text:span text:style-name="T92"> </text:span><text:span text:style-name="T74">CONSTITUTION</text:span><text:span text:style-name="T92"> as d</text:span><text:span text:style-name="T94">ictated</text:span><text:span text:style-name="T92"> by the </text:span><text:span text:style-name="T146">JUDICIAL COUNCI</text:span><text:span text:style-name="T147">L</text:span><text:span text:style-name="T92">, or in violation of any <text:tab/>treaties signed by the </text:span><text:span text:style-name="T182">COUNCIL</text:span><text:span text:style-name="T183"> OF RELATIONS</text:span><text:span text:style-name="T93">. </text:span><text:span text:style-name="T97">The </text:span><text:span text:style-name="T75">LOWER HOUSE</text:span><text:span text:style-name="T97"> </text:span><text:span text:style-name="T170">LEGISLATOR</text:span><text:span text:style-name="T171">S </text:span><text:span text:style-name="T97">shall draft laws, for a <text:tab/>drafted law to reach the </text:span><text:span text:style-name="T75">MIDDLE HOUSE</text:span><text:span text:style-name="T97"> it will require at least twenty percent of the </text:span><text:span text:style-name="T75">LOWER HOUSE</text:span><text:span text:style-name="T97"> <text:tab/></text:span><text:span text:style-name="T170">LEGISLATOR</text:span><text:span text:style-name="T171">S</text:span><text:span text:style-name="T97"> to support it. Once a draft is sent to the </text:span><text:span text:style-name="T75">MIDDLE HOUSE</text:span><text:span text:style-name="T97"> the </text:span><text:span text:style-name="T75">MIDDLE HOUSE</text:span><text:span text:style-name="T97"> </text:span><text:span text:style-name="T170">LEGISLATOR</text:span><text:span text:style-name="T171">S</text:span><text:span text:style-name="T97"> <text:tab/>will vote on it. If the approved draft has at least a fifty percent support in favor of it, it <text:tab/>will be sent to the </text:span><text:span text:style-name="T76">UPPER HOUSE</text:span><text:span text:style-name="T97">. Once at the </text:span><text:span text:style-name="T76">UPPER HOUSE</text:span><text:span text:style-name="T97"> the approved draft will require a <text:tab/>sixty-five percent vote by the </text:span><text:span text:style-name="T76">UPPER HOUSE</text:span><text:span text:style-name="T97"> </text:span><text:span text:style-name="T170">LEGISLATOR</text:span><text:span text:style-name="T171">S</text:span><text:span text:style-name="T97"> to become law.</text:span></text:p>
      <text:p text:style-name="P44"><text:span text:style-name="T73">A</text:span><text:span text:style-name="T69">03:</text:span><text:span text:style-name="T83"><text:tab/></text:span><text:span text:style-name="T95">The </text:span><text:span text:style-name="T75">UPPER HOUSE</text:span><text:span text:style-name="T95"> shall elect </text:span><text:span text:style-name="T82">LOWER COURT</text:span><text:span text:style-name="T100"> </text:span><text:span text:style-name="T152">JUD</text:span><text:span text:style-name="T153">GES</text:span><text:span text:style-name="T95"> (by a majority vote) </text:span><text:span text:style-name="T104">every ten (Earth years) <text:tab/></text:span><text:span text:style-name="T95">nominated by the </text:span><text:span text:style-name="T134">CO</text:span><text:span text:style-name="T132">UNCIL OF SCIENCE</text:span><text:span text:style-name="T95"> within </text:span><text:span text:style-name="T96">thirty-one (Earth day</text:span><text:span text:style-name="T88">s</text:span><text:span text:style-name="T89">).</text:span></text:p>
      <text:p text:style-name="P45"><text:span text:style-name="T69">A04:</text:span><text:span text:style-name="T83"> <text:tab/></text:span><text:span text:style-name="T97">The </text:span><text:span text:style-name="T165">COUNCIL OF LEGISLATION</text:span><text:span text:style-name="T98"> has the </text:span><text:span text:style-name="T99">right</text:span><text:span text:style-name="T98"> to veto the </text:span><text:span text:style-name="T134">CO</text:span><text:span text:style-name="T132">UNCIL OF SCIENCE</text:span><text:span text:style-name="T98">.</text:span></text:p>
      <text:p text:style-name="P45"><text:span text:style-name="T98"/></text:p>
      <text:p text:style-name="P45"><text:span text:style-name="T98"/></text:p>
      <text:p text:style-name="P45"><text:span text:style-name="T98"/></text:p>
      <text:p text:style-name="P36"><text:soft-page-break/><text:span text:style-name="T66">Section </text:span><text:span text:style-name="T68">6</text:span><text:span text:style-name="T66">:<text:tab/><text:tab/><text:tab/> </text:span><text:span text:style-name="T68">Judicial</text:span><text:span text:style-name="T201"> Branch</text:span><text:span text:style-name="T66"> Rights and Responsibilities <text:s text:c="20"/></text:span></text:p>
      <text:p text:style-name="P48"><text:span text:style-name="T33">A</text:span><text:span text:style-name="T31">0</text:span><text:span text:style-name="T33">1</text:span><text:span text:style-name="T34">:</text:span><text:span text:style-name="T213"> <text:tab/></text:span><text:span text:style-name="T214">The </text:span><text:span text:style-name="T143">JUDICIAL COUNCI</text:span><text:span text:style-name="T144">L</text:span><text:span text:style-name="T214"> consists of the </text:span><text:span text:style-name="T41">SUPREME COURT</text:span><text:span text:style-name="T214"> and the </text:span><text:span text:style-name="T41">LOWER COURT</text:span><text:span text:style-name="T214">. The </text:span><text:span text:style-name="T41">LOWER COURT</text:span><text:span text:style-name="T214"> shall <text:tab/>nominate </text:span><text:span text:style-name="T215">two</text:span><text:span text:style-name="T214"> </text:span><text:span text:style-name="T41">LOWER COURT</text:span><text:span text:style-name="T215"> </text:span><text:span text:style-name="T156">JUD</text:span><text:span text:style-name="T154">GE</text:span><text:span text:style-name="T155">S</text:span><text:span text:style-name="T214"> </text:span><text:span text:style-name="T215">not currently serving in the </text:span><text:span text:style-name="T41">SUPREME COURT</text:span><text:span text:style-name="T215"> </text:span><text:span text:style-name="T214">every ten (Earth <text:tab/>years) for the </text:span><text:span text:style-name="T41">SUPREME COURT</text:span><text:span text:style-name="T214">. </text:span><text:span text:style-name="T215">Every </text:span><text:span text:style-name="T41">SUPREME COURT</text:span><text:span text:style-name="T215"> </text:span><text:span text:style-name="T156">JUD</text:span><text:span text:style-name="T154">GE</text:span><text:span text:style-name="T215"> may serve for only three terms.</text:span><text:span text:style-name="T214"> <text:tab/>Nominated </text:span><text:span text:style-name="T41">SUPREME COURT</text:span><text:span text:style-name="T214"> </text:span><text:span text:style-name="T156">JUD</text:span><text:span text:style-name="T154">GES</text:span><text:span text:style-name="T214"> will require a</text:span><text:span text:style-name="T215"> vote in favor of election by the </text:span><text:span text:style-name="T41">LOWER COURT</text:span><text:span text:style-name="T215"> <text:tab/><text:tab/></text:span><text:span text:style-name="T156">JUD</text:span><text:span text:style-name="T154">GES</text:span><text:span text:style-name="T215">. If the nominated </text:span><text:span text:style-name="T156">JUD</text:span><text:span text:style-name="T154">GE</text:span><text:span text:style-name="T215"> has a higher percentage vote then the currently serving </text:span><text:span text:style-name="T41">SUPREME <text:tab/>COURT</text:span><text:span text:style-name="T215"> </text:span><text:span text:style-name="T156">JUD</text:span><text:span text:style-name="T154">GE</text:span><text:span text:style-name="T215"> will be replaced by the </text:span><text:span text:style-name="T41">LOWER COURT</text:span><text:span text:style-name="T215"> </text:span><text:span text:style-name="T156">JUD</text:span><text:span text:style-name="T154">GE</text:span><text:span text:style-name="T215"> that is voted higher than them. </text:span><text:span text:style-name="T214">There may <text:tab/>only be seven </text:span><text:span text:style-name="T41">SUPREME COURT</text:span><text:span text:style-name="T214"> </text:span><text:span text:style-name="T156">JUD</text:span><text:span text:style-name="T154">GES</text:span><text:span text:style-name="T214"> in office per star system. </text:span><text:span text:style-name="T216">The </text:span><text:span text:style-name="T41">LOWER COURT</text:span><text:span text:style-name="T216"> is responsible for <text:tab/>settling criminal and civil lawsuits. The </text:span><text:span text:style-name="T41">SUPREME COURT</text:span><text:span text:style-name="T216"> is responsible for lawsuit standards, <text:tab/></text:span><text:span text:style-name="T217">electing the heads of the </text:span><text:span text:style-name="T145">DEPARTMENT OF FINANCES</text:span><text:span text:style-name="T217"> and the </text:span><text:span text:style-name="T145">DEPARTMENT OF LAW</text:span><text:span text:style-name="T217">, resolving </text:span><text:span text:style-name="T41">LOWER <text:tab/>COURT</text:span><text:span text:style-name="T216"> ruling appeals, as well as having veto power over the </text:span><text:span text:style-name="T162">COUNCIL OF LEGISLATION</text:span><text:span text:style-name="T216"> if the law is <text:tab/>deemed </text:span><text:span text:style-name="T42">UNCONSTITUTIONAL </text:span><text:span text:style-name="T217">by a unilateral vote</text:span><text:span text:style-name="T216">. The </text:span><text:span text:style-name="T41">LOWER COURT</text:span><text:span text:style-name="T216"> shall vote on the nominated <text:tab/>presidential candidates, the presidential candidate with the most votes will be elected the <text:tab/></text:span><text:span text:style-name="T187">PR</text:span><text:span text:style-name="T186">ESIDENT</text:span><text:span text:style-name="T216"> of </text:span><text:span text:style-name="T246">A</text:span><text:span text:style-name="T247">sgardia </text:span><text:span text:style-name="T262">and </text:span><text:span text:style-name="T263">the candidate with the second highest vote will be elected the </text:span><text:span text:style-name="T198">VICE</text:span><text:span text:style-name="T199"> <text:tab/></text:span><text:span text:style-name="T198">PRESIDENT</text:span><text:span text:style-name="T216">.</text:span></text:p>
      <text:p text:style-name="P50"><text:span text:style-name="T40">A</text:span><text:span text:style-name="T34">02:</text:span><text:span text:style-name="T213"> <text:s/></text:span><text:span text:style-name="T218">The </text:span><text:span text:style-name="T145">DEPARTMENT OF FINANCES</text:span><text:span text:style-name="T218"> shall </text:span><text:span text:style-name="T220">ensure that all governmental donations are accounted for and <text:tab/>properly distributed between all governmental branches, and programs. The head of the </text:span><text:span text:style-name="T145">DEPARTMENT <text:tab/>OF FINANCES</text:span><text:span text:style-name="T220"> </text:span><text:span text:style-name="T219">shall hire the required and best qualified staff to fill any vacancies or positions <text:tab/>available.</text:span></text:p>
      <text:p text:style-name="P47"><text:span text:style-name="T73">A</text:span><text:span text:style-name="T80">03:</text:span><text:span text:style-name="T88"> </text:span><text:span text:style-name="T101"><text:tab/>The </text:span><text:span text:style-name="T149">DEPARTMENT OF LAW</text:span><text:span text:style-name="T101"> shall</text:span><text:span text:style-name="T102"> manage </text:span><text:span text:style-name="T111">c</text:span><text:span text:style-name="T102">ourt </text:span><text:span text:style-name="T111">h</text:span><text:span text:style-name="T102">ouses and </text:span><text:span text:style-name="T111">j</text:span><text:span text:style-name="T102">ails. </text:span><text:span text:style-name="T103">The head of the </text:span><text:span text:style-name="T149">DEPARTMENT OF </text:span><text:span text:style-name="T150">LAW</text:span><text:span text:style-name="T103"> <text:tab/></text:span><text:span text:style-name="T91">shall hire the required and best qualified staff to fill any vacancies or positions available.</text:span></text:p>
      <text:p text:style-name="P36"><text:span text:style-name="T66">Section </text:span><text:span text:style-name="T68">7</text:span><text:span text:style-name="T66">:<text:tab/><text:tab/><text:tab/> </text:span><text:span text:style-name="T68">Scientific</text:span><text:span text:style-name="T201"> Branch</text:span><text:span text:style-name="T66"> Rights and Responsibilities <text:s text:c="19"/></text:span></text:p>
      <text:p text:style-name="P49"><text:span text:style-name="T33">A</text:span><text:span text:style-name="T31">0</text:span><text:span text:style-name="T33">1</text:span><text:span text:style-name="T34">:</text:span><text:span text:style-name="T213"> <text:tab/></text:span><text:span text:style-name="T221">The </text:span><text:span text:style-name="T125">CO</text:span><text:span text:style-name="T122">UNCIL OF SCIENCE</text:span><text:span text:style-name="T221"> shall consist of </text:span><text:span text:style-name="T137">FIELD LEADERS</text:span><text:span text:style-name="T221"> </text:span><text:span text:style-name="T225">which are the </text:span><text:span text:style-name="T221">heads of each </text:span><text:span text:style-name="T126">DEPARTMENT <text:tab/>OF SCIENCE</text:span><text:span text:style-name="T221"> program. </text:span><text:span text:style-name="T222">They shall nominate five </text:span><text:span text:style-name="T223">p</text:span><text:span text:style-name="T222">residential candidates once every five (Earth <text:tab/>years). They shall nominate </text:span><text:span text:style-name="T41">LOWER COURT</text:span><text:span text:style-name="T222"> </text:span><text:span text:style-name="T156">JUD</text:span><text:span text:style-name="T154">GES</text:span><text:span text:style-name="T222"> once every ten (Earth years). The </text:span><text:span text:style-name="T137">FIELD LEADERS</text:span><text:span text:style-name="T222"> <text:tab/>ha</text:span><text:span text:style-name="T225">ve</text:span><text:span text:style-name="T222"> the right to veto policies created by the </text:span><text:span text:style-name="T179">COUNCIL</text:span><text:span text:style-name="T180"> OF RELATIONS</text:span><text:span text:style-name="T222">. </text:span><text:span text:style-name="T137">FIELD LEADERS</text:span><text:span text:style-name="T224"> </text:span><text:span text:style-name="T225">are</text:span><text:span text:style-name="T224"> also <text:tab/>responsible for creating new </text:span><text:span text:style-name="T126">DEPARTMENT OF SCIENCE</text:span><text:span text:style-name="T224"> programs.</text:span></text:p>
      <text:p text:style-name="P42"><text:span text:style-name="T71">A</text:span><text:span text:style-name="T80">02:</text:span><text:span text:style-name="T88"> <text:tab/></text:span><text:span text:style-name="T138">FIELD LEADERS</text:span><text:span text:style-name="T105"> </text:span><text:span text:style-name="T113">are</text:span><text:span text:style-name="T105"> responsible for the </text:span><text:span text:style-name="T91">hir</text:span><text:span text:style-name="T105">ing</text:span><text:span text:style-name="T91"> </text:span><text:span text:style-name="T105">of </text:span><text:span text:style-name="T91">the required and best qualified staff to fill <text:tab/>any vacancies or positions available </text:span><text:span text:style-name="T105">for the different programs governed by the </text:span><text:span text:style-name="T135">DEPARTMENT</text:span><text:span text:style-name="T136"> </text:span><text:span text:style-name="T135">OF <text:tab/>SCIENCE</text:span><text:span text:style-name="T105">. </text:span><text:span text:style-name="T111">The </text:span><text:span text:style-name="T135">DEPARTMENT OF SCIENCE</text:span><text:span text:style-name="T111"> is responsible for the management of <text:tab/></text:span><text:span text:style-name="T112">technologies, science, <text:tab/>culture, ethics, resource management, logistics, safety, education, health, environmental <text:tab/>protection, sanitation, efficiency, exploration </text:span><text:span text:style-name="T111">and</text:span><text:span text:style-name="T112"> patents.</text:span></text:p>
      <text:p text:style-name="P37"><text:span text:style-name="T66">Section </text:span><text:span text:style-name="T68">8</text:span><text:span text:style-name="T66">:<text:tab/><text:tab/><text:tab/> </text:span><text:span text:style-name="T68">Civilian</text:span><text:span text:style-name="T201"> Branch</text:span><text:span text:style-name="T66"> Rights and Responsibilities <text:s text:c="21"/></text:span></text:p>
      <text:p text:style-name="P40"><text:span text:style-name="T78">A</text:span><text:span text:style-name="T79">0</text:span><text:span text:style-name="T78">1</text:span><text:span text:style-name="T80">:<text:tab/></text:span><text:span text:style-name="T106">The </text:span><text:span text:style-name="T117">CIVILIAN </text:span><text:span text:style-name="T118">COUNCIL</text:span><text:span text:style-name="T106"> consists of all </text:span><text:span text:style-name="T242">A</text:span><text:span text:style-name="T243">sgardia</text:span><text:span text:style-name="T245">n</text:span><text:span text:style-name="T106"> citizens, </text:span><text:span text:style-name="T107">which </text:span><text:span text:style-name="T113">have the right to</text:span><text:span text:style-name="T107"> n</text:span><text:span text:style-name="T108">ominate/</text:span><text:span text:style-name="T107">e</text:span><text:span text:style-name="T109">lect <text:tab/></text:span><text:span text:style-name="T107">the</text:span><text:span text:style-name="T109"> </text:span><text:span text:style-name="T75">LOWER HOUSE </text:span><text:span text:style-name="T170">LEGISLATOR</text:span><text:span text:style-name="T171">S</text:span><text:span text:style-name="T166"> </text:span><text:span text:style-name="T86">once every five </text:span><text:span text:style-name="T89">(Earth </text:span><text:span text:style-name="T88">years</text:span><text:span text:style-name="T89">), </text:span><text:span text:style-name="T107">n</text:span><text:span text:style-name="T108">ominate/</text:span><text:span text:style-name="T107">e</text:span><text:span text:style-name="T109">lect</text:span><text:span text:style-name="T107"> the </text:span><text:span text:style-name="T138">FIELD LEADERS</text:span><text:span text:style-name="T135"> </text:span><text:span text:style-name="T86">once <text:tab/>every five </text:span><text:span text:style-name="T89">(Earth </text:span><text:span text:style-name="T88">years</text:span><text:span text:style-name="T89">)</text:span><text:span text:style-name="T109">, </text:span><text:span text:style-name="T107">and</text:span><text:span text:style-name="T109"> </text:span><text:span text:style-name="T113">have the right to </text:span><text:span text:style-name="T110">impeach </text:span><text:span text:style-name="T107">the </text:span><text:span text:style-name="T195">PRESIDENT</text:span><text:span text:style-name="T196"> </text:span><text:span text:style-name="T235">of</text:span><text:span text:style-name="T197"> </text:span><text:span text:style-name="T242">A</text:span><text:span text:style-name="T243">sgardia</text:span><text:span text:style-name="T106">. </text:span><text:span text:style-name="T254">GUARDIANS</text:span><text:span text:style-name="T106"> <text:tab/>shall consist of volunteer </text:span><text:span text:style-name="T242">A</text:span><text:span text:style-name="T243">sgardia</text:span><text:span text:style-name="T245">n </text:span><text:span text:style-name="T106">citizens, responsible for ensuring fair elections </text:span><text:span text:style-name="T107">and</text:span><text:span text:style-name="T106"> <text:tab/>organizing protests.</text:span></text:p>
      <text:p text:style-name="P46"><text:span text:style-name="T7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Miriam Fixed" svg:font-family="'Miriam Fixed'" style:font-family-generic="modern" style:font-pitch="fixed"/>
    <style:font-face style:name="GothicE" svg:font-family="Gothic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Tango_20_Gray" draw:display-name="Tango Gray" draw:style="linear" draw:start-color="#babdb6" draw:end-color="#555753" draw:start-intensity="100%" draw:end-intensity="100%" draw:angle="300" draw:border="0%"/>
    <draw:hatch draw:name="Black_20_45_20_Degrees" draw:display-name="Black 45 Degrees" draw:style="single" draw:color="#000000" draw:distance="0.0402in" draw:rotation="450"/>
    <draw:fill-image draw:name="Sky" xlink:href="Pictures/100000000000005E0000005E2B41608C20CE5C8F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346in" style:type="center"/>
          <style:tab-stop style:position="7.6701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left="0in" fo:margin-right="0in" fo:text-align="center" style:justify-single-word="false" fo:widows="1" fo:text-indent="0in" style:auto-text-indent="false" style:writing-mode="lr-tb"/>
      <style:text-properties fo:font-variant="normal" fo:text-transform="none" fo:color="#cc0000" style:font-name="GothicE" fo:font-size="14pt" fo:letter-spacing="normal" fo:font-style="normal" style:text-underline-style="solid" style:text-underline-width="auto" style:text-underline-color="font-color" fo:font-weight="bold" officeooo:rsid="001ee16b" officeooo:paragraph-rsid="001ee16b" style:font-size-asian="14pt" style:font-weight-asian="bold" style:font-size-complex="14pt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6pt" officeooo:rsid="0037afd1" officeooo:paragraph-rsid="0037afd1" style:font-size-asian="6pt" style:font-size-complex="6pt"/>
    </style:style>
    <style:style style:name="MT1" style:family="text">
      <style:text-properties officeooo:rsid="00555e3e"/>
    </style:style>
    <style:style style:name="MT2" style:family="text">
      <style:text-properties officeooo:rsid="0090dad2"/>
    </style:style>
    <style:style style:name="MT3" style:family="text">
      <style:text-properties style:text-position="super 58%"/>
    </style:style>
    <style:page-layout style:name="Mpm1">
      <style:page-layout-properties fo:page-width="8.2701in" fo:page-height="11.6902in" style:num-format="1" style:print-orientation="portrait" fo:margin-top="0in" fo:margin-bottom="0in" fo:margin-left="0in" fo:margin-right="0in" fo:border="4.99pt fine-dashed #000000" fo:padding-top="0.0799in" fo:padding-bottom="0.0799in" fo:padding-left="0.2in" fo:padding-right="0.2in" style:shadow="none" fo:background-color="#eeeeee" style:writing-mode="lr-tb" draw:fill="solid" draw:fill-color="#eeeeee" draw:fill-gradient-name="Tango_20_Gray" draw:gradient-step-count="256" draw:fill-hatch-name="Black_20_45_20_Degrees" draw:fill-hatch-solid="false" draw:fill-image-name="Sky" draw:opacity="100%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598in" fo:background-color="transparent" style:dynamic-spacing="false" draw:fill="none" draw:fill-color="#729fcf"/>
      </style:header-style>
      <style:footer-style>
        <style:header-footer-properties fo:min-height="0.1in" fo:margin-left="0in" fo:margin-right="0in" fo:margin-top="0.0598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 text:c="13"/>_Asgardian Constitution_ <text:s text:c="12"/></text:p>
      </style:header>
      <style:footer>
        <text:p text:style-name="MP2">Created by Eric S. Crozier <text:s text:c="132"/><text:span text:style-name="MT1">Version 2.0 <text:s text:c="18"/></text:span><text:tab/> <text:s text:c="104"/>October 2<text:span text:style-name="MT2">7</text:span><text:span text:style-name="MT3">th</text:span>, 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14:12:02.388000000</meta:creation-date>
    <dc:date>2016-10-27T17:52:13.808000000</dc:date>
    <meta:editing-duration>PT8H59M24S</meta:editing-duration>
    <meta:editing-cycles>83</meta:editing-cycles>
    <meta:generator>LibreOffice/5.2.0.4$Windows_x86 LibreOffice_project/066b007f5ebcc236395c7d282ba488bca6720265</meta:generator>
    <meta:document-statistic meta:table-count="1" meta:image-count="0" meta:object-count="0" meta:page-count="4" meta:paragraph-count="69" meta:word-count="2839" meta:character-count="18848" meta:non-whitespace-character-count="15339"/>
  </office:meta>
</office:document-meta>
</file>